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4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als" table:style-name="ta1">
        <table:shapes>
          <draw:frame draw:z-index="0" draw:style-name="gr1" draw:text-style-name="P1" svg:width="6.3043in" svg:height="3.5449in" svg:x="4.5496in" svg:y="0.6587in">
            <draw:object draw:notify-on-update-of-ranges="vals.A2:vals.A201 vals.B1:vals.B1 vals.B2:vals.B201 vals.A2:vals.A201 vals.C1:vals.C1 vals.C2:vals.C2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leurs</text:p>
          </table:table-cell>
          <table:table-cell office:value-type="string" calcext:value-type="string">
            <text:p>NOTRE ATAN</text:p>
          </table:table-cell>
          <table:table-cell office:value-type="string" calcext:value-type="string">
            <text:p>ATAN MATH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.4711277" calcext:value-type="float">
            <text:p>-1.4711277</text:p>
          </table:table-cell>
          <table:table-cell table:formula="of:=ATAN([.A2])" office:value-type="float" office:value="-1.47112767430373" calcext:value-type="float">
            <text:p>-1.4711276743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-1.4701277" calcext:value-type="float">
            <text:p>-1.4701277</text:p>
          </table:table-cell>
          <table:table-cell table:formula="of:=ATAN([.A3])" office:value-type="float" office:value="-1.47012767463707" calcext:value-type="float">
            <text:p>-1.4701276746</text:p>
          </table:table-cell>
        </table:table-row>
        <table:table-row table:style-name="ro1">
          <table:table-cell office:value-type="float" office:value="-9.799999" calcext:value-type="float">
            <text:p>-9.799999</text:p>
          </table:table-cell>
          <table:table-cell office:value-type="float" office:value="-1.4691075" calcext:value-type="float">
            <text:p>-1.4691075</text:p>
          </table:table-cell>
          <table:table-cell table:formula="of:=ATAN([.A4])" office:value-type="float" office:value="-1.46910746472679" calcext:value-type="float">
            <text:p>-1.4691074647</text:p>
          </table:table-cell>
        </table:table-row>
        <table:table-row table:style-name="ro1">
          <table:table-cell office:value-type="float" office:value="-9.699999" calcext:value-type="float">
            <text:p>-9.699999</text:p>
          </table:table-cell>
          <table:table-cell office:value-type="float" office:value="-1.4680665" calcext:value-type="float">
            <text:p>-1.4680665</text:p>
          </table:table-cell>
          <table:table-cell table:formula="of:=ATAN([.A5])" office:value-type="float" office:value="-1.46806644885987" calcext:value-type="float">
            <text:p>-1.4680664489</text:p>
          </table:table-cell>
        </table:table-row>
        <table:table-row table:style-name="ro1">
          <table:table-cell office:value-type="float" office:value="-9.599998" calcext:value-type="float">
            <text:p>-9.599998</text:p>
          </table:table-cell>
          <table:table-cell office:value-type="float" office:value="-1.4670041" calcext:value-type="float">
            <text:p>-1.4670041</text:p>
          </table:table-cell>
          <table:table-cell table:formula="of:=ATAN([.A6])" office:value-type="float" office:value="-1.46700396486941" calcext:value-type="float">
            <text:p>-1.4670039649</text:p>
          </table:table-cell>
        </table:table-row>
        <table:table-row table:style-name="ro1">
          <table:table-cell office:value-type="float" office:value="-9.499998" calcext:value-type="float">
            <text:p>-9.499998</text:p>
          </table:table-cell>
          <table:table-cell office:value-type="float" office:value="-1.4659194" calcext:value-type="float">
            <text:p>-1.4659194</text:p>
          </table:table-cell>
          <table:table-cell table:formula="of:=ATAN([.A7])" office:value-type="float" office:value="-1.46591936614685" calcext:value-type="float">
            <text:p>-1.4659193661</text:p>
          </table:table-cell>
        </table:table-row>
        <table:table-row table:style-name="ro1">
          <table:table-cell office:value-type="float" office:value="-9.399998" calcext:value-type="float">
            <text:p>-9.399998</text:p>
          </table:table-cell>
          <table:table-cell office:value-type="float" office:value="-1.464812" calcext:value-type="float">
            <text:p>-1.464812</text:p>
          </table:table-cell>
          <table:table-cell table:formula="of:=ATAN([.A8])" office:value-type="float" office:value="-1.46481194642391" calcext:value-type="float">
            <text:p>-1.4648119464</text:p>
          </table:table-cell>
        </table:table-row>
        <table:table-row table:style-name="ro1">
          <table:table-cell office:value-type="float" office:value="-9.299997" calcext:value-type="float">
            <text:p>-9.299997</text:p>
          </table:table-cell>
          <table:table-cell office:value-type="float" office:value="-1.463681" calcext:value-type="float">
            <text:p>-1.463681</text:p>
          </table:table-cell>
          <table:table-cell table:formula="of:=ATAN([.A9])" office:value-type="float" office:value="-1.46368096915302" calcext:value-type="float">
            <text:p>-1.4636809692</text:p>
          </table:table-cell>
        </table:table-row>
        <table:table-row table:style-name="ro1">
          <table:table-cell office:value-type="float" office:value="-9.199997" calcext:value-type="float">
            <text:p>-9.199997</text:p>
          </table:table-cell>
          <table:table-cell office:value-type="float" office:value="-1.4625257" calcext:value-type="float">
            <text:p>-1.4625257</text:p>
          </table:table-cell>
          <table:table-cell table:formula="of:=ATAN([.A10])" office:value-type="float" office:value="-1.46252570090407" calcext:value-type="float">
            <text:p>-1.4625257009</text:p>
          </table:table-cell>
        </table:table-row>
        <table:table-row table:style-name="ro1">
          <table:table-cell office:value-type="float" office:value="-9.099997" calcext:value-type="float">
            <text:p>-9.099997</text:p>
          </table:table-cell>
          <table:table-cell office:value-type="float" office:value="-1.4613454" calcext:value-type="float">
            <text:p>-1.4613454</text:p>
          </table:table-cell>
          <table:table-cell table:formula="of:=ATAN([.A11])" office:value-type="float" office:value="-1.46134534185827" calcext:value-type="float">
            <text:p>-1.4613453419</text:p>
          </table:table-cell>
        </table:table-row>
        <table:table-row table:style-name="ro1">
          <table:table-cell office:value-type="float" office:value="-8.999996" calcext:value-type="float">
            <text:p>-8.999996</text:p>
          </table:table-cell>
          <table:table-cell office:value-type="float" office:value="-1.4601392" calcext:value-type="float">
            <text:p>-1.4601392</text:p>
          </table:table-cell>
          <table:table-cell table:formula="of:=ATAN([.A12])" office:value-type="float" office:value="-1.46013905684049" calcext:value-type="float">
            <text:p>-1.4601390568</text:p>
          </table:table-cell>
        </table:table-row>
        <table:table-row table:style-name="ro1">
          <table:table-cell office:value-type="float" office:value="-8.899996" calcext:value-type="float">
            <text:p>-8.899996</text:p>
          </table:table-cell>
          <table:table-cell office:value-type="float" office:value="-1.458906" calcext:value-type="float">
            <text:p>-1.458906</text:p>
          </table:table-cell>
          <table:table-cell table:formula="of:=ATAN([.A13])" office:value-type="float" office:value="-1.4589060107541" calcext:value-type="float">
            <text:p>-1.4589060108</text:p>
          </table:table-cell>
        </table:table-row>
        <table:table-row table:style-name="ro1">
          <table:table-cell office:value-type="float" office:value="-8.799995" calcext:value-type="float">
            <text:p>-8.799995</text:p>
          </table:table-cell>
          <table:table-cell office:value-type="float" office:value="-1.4576453" calcext:value-type="float">
            <text:p>-1.4576453</text:p>
          </table:table-cell>
          <table:table-cell table:formula="of:=ATAN([.A14])" office:value-type="float" office:value="-1.45764528146139" calcext:value-type="float">
            <text:p>-1.4576452815</text:p>
          </table:table-cell>
        </table:table-row>
        <table:table-row table:style-name="ro1">
          <table:table-cell office:value-type="float" office:value="-8.699995" calcext:value-type="float">
            <text:p>-8.699995</text:p>
          </table:table-cell>
          <table:table-cell office:value-type="float" office:value="-1.456356" calcext:value-type="float">
            <text:p>-1.456356</text:p>
          </table:table-cell>
          <table:table-cell table:formula="of:=ATAN([.A15])" office:value-type="float" office:value="-1.45635595632725" calcext:value-type="float">
            <text:p>-1.4563559563</text:p>
          </table:table-cell>
        </table:table-row>
        <table:table-row table:style-name="ro1">
          <table:table-cell office:value-type="float" office:value="-8.599995" calcext:value-type="float">
            <text:p>-8.599995</text:p>
          </table:table-cell>
          <table:table-cell office:value-type="float" office:value="-1.4550371" calcext:value-type="float">
            <text:p>-1.4550371</text:p>
          </table:table-cell>
          <table:table-cell table:formula="of:=ATAN([.A16])" office:value-type="float" office:value="-1.45503704237181" calcext:value-type="float">
            <text:p>-1.4550370424</text:p>
          </table:table-cell>
        </table:table-row>
        <table:table-row table:style-name="ro1">
          <table:table-cell office:value-type="float" office:value="-8.499994" calcext:value-type="float">
            <text:p>-8.499994</text:p>
          </table:table-cell>
          <table:table-cell office:value-type="float" office:value="-1.4536875" calcext:value-type="float">
            <text:p>-1.4536875</text:p>
          </table:table-cell>
          <table:table-cell table:formula="of:=ATAN([.A17])" office:value-type="float" office:value="-1.45368750031671" calcext:value-type="float">
            <text:p>-1.4536875003</text:p>
          </table:table-cell>
        </table:table-row>
        <table:table-row table:style-name="ro1">
          <table:table-cell office:value-type="float" office:value="-8.399994" calcext:value-type="float">
            <text:p>-8.399994</text:p>
          </table:table-cell>
          <table:table-cell office:value-type="float" office:value="-1.4523063" calcext:value-type="float">
            <text:p>-1.4523063</text:p>
          </table:table-cell>
          <table:table-cell table:formula="of:=ATAN([.A18])" office:value-type="float" office:value="-1.45230628379098" calcext:value-type="float">
            <text:p>-1.4523062838</text:p>
          </table:table-cell>
        </table:table-row>
        <table:table-row table:style-name="ro1">
          <table:table-cell office:value-type="float" office:value="-8.2999935" calcext:value-type="float">
            <text:p>-8.2999935</text:p>
          </table:table-cell>
          <table:table-cell office:value-type="float" office:value="-1.4508923" calcext:value-type="float">
            <text:p>-1.4508923</text:p>
          </table:table-cell>
          <table:table-cell table:formula="of:=ATAN([.A19])" office:value-type="float" office:value="-1.45089224842651" calcext:value-type="float">
            <text:p>-1.4508922484</text:p>
          </table:table-cell>
        </table:table-row>
        <table:table-row table:style-name="ro1">
          <table:table-cell office:value-type="float" office:value="-8.199993" calcext:value-type="float">
            <text:p>-8.199993</text:p>
          </table:table-cell>
          <table:table-cell office:value-type="float" office:value="-1.4494443" calcext:value-type="float">
            <text:p>-1.4494443</text:p>
          </table:table-cell>
          <table:table-cell table:formula="of:=ATAN([.A20])" office:value-type="float" office:value="-1.44944422364491" calcext:value-type="float">
            <text:p>-1.4494442236</text:p>
          </table:table-cell>
        </table:table-row>
        <table:table-row table:style-name="ro1">
          <table:table-cell office:value-type="float" office:value="-8.099993" calcext:value-type="float">
            <text:p>-8.099993</text:p>
          </table:table-cell>
          <table:table-cell office:value-type="float" office:value="-1.447961" calcext:value-type="float">
            <text:p>-1.447961</text:p>
          </table:table-cell>
          <table:table-cell table:formula="of:=ATAN([.A21])" office:value-type="float" office:value="-1.44796098282759" calcext:value-type="float">
            <text:p>-1.4479609828</text:p>
          </table:table-cell>
        </table:table-row>
        <table:table-row table:style-name="ro1">
          <table:table-cell office:value-type="float" office:value="-7.999993" calcext:value-type="float">
            <text:p>-7.999993</text:p>
          </table:table-cell>
          <table:table-cell office:value-type="float" office:value="-1.4464413" calcext:value-type="float">
            <text:p>-1.4464413</text:p>
          </table:table-cell>
          <table:table-cell table:formula="of:=ATAN([.A22])" office:value-type="float" office:value="-1.44644122455573" calcext:value-type="float">
            <text:p>-1.4464412246</text:p>
          </table:table-cell>
        </table:table-row>
        <table:table-row table:style-name="ro1">
          <table:table-cell office:value-type="float" office:value="-7.899993" calcext:value-type="float">
            <text:p>-7.899993</text:p>
          </table:table-cell>
          <table:table-cell office:value-type="float" office:value="-1.4448836" calcext:value-type="float">
            <text:p>-1.4448836</text:p>
          </table:table-cell>
          <table:table-cell table:formula="of:=ATAN([.A23])" office:value-type="float" office:value="-1.44488359071632" calcext:value-type="float">
            <text:p>-1.4448835907</text:p>
          </table:table-cell>
        </table:table-row>
        <table:table-row table:style-name="ro1">
          <table:table-cell office:value-type="float" office:value="-7.799993" calcext:value-type="float">
            <text:p>-7.799993</text:p>
          </table:table-cell>
          <table:table-cell office:value-type="float" office:value="-1.4432867" calcext:value-type="float">
            <text:p>-1.4432867</text:p>
          </table:table-cell>
          <table:table-cell table:formula="of:=ATAN([.A24])" office:value-type="float" office:value="-1.44328665538422" calcext:value-type="float">
            <text:p>-1.4432866554</text:p>
          </table:table-cell>
        </table:table-row>
        <table:table-row table:style-name="ro1">
          <table:table-cell office:value-type="float" office:value="-7.699993" calcext:value-type="float">
            <text:p>-7.699993</text:p>
          </table:table-cell>
          <table:table-cell office:value-type="float" office:value="-1.441649" calcext:value-type="float">
            <text:p>-1.441649</text:p>
          </table:table-cell>
          <table:table-cell table:formula="of:=ATAN([.A25])" office:value-type="float" office:value="-1.44164892056128" calcext:value-type="float">
            <text:p>-1.4416489206</text:p>
          </table:table-cell>
        </table:table-row>
        <table:table-row table:style-name="ro1">
          <table:table-cell office:value-type="float" office:value="-7.599993" calcext:value-type="float">
            <text:p>-7.599993</text:p>
          </table:table-cell>
          <table:table-cell office:value-type="float" office:value="-1.4399688" calcext:value-type="float">
            <text:p>-1.4399688</text:p>
          </table:table-cell>
          <table:table-cell table:formula="of:=ATAN([.A26])" office:value-type="float" office:value="-1.43996881159207" calcext:value-type="float">
            <text:p>-1.4399688116</text:p>
          </table:table-cell>
        </table:table-row>
        <table:table-row table:style-name="ro1">
          <table:table-cell office:value-type="float" office:value="-7.4999933" calcext:value-type="float">
            <text:p>-7.4999933</text:p>
          </table:table-cell>
          <table:table-cell office:value-type="float" office:value="-1.4382447" calcext:value-type="float">
            <text:p>-1.4382447</text:p>
          </table:table-cell>
          <table:table-cell table:formula="of:=ATAN([.A27])" office:value-type="float" office:value="-1.43824467746755" calcext:value-type="float">
            <text:p>-1.4382446775</text:p>
          </table:table-cell>
        </table:table-row>
        <table:table-row table:style-name="ro1">
          <table:table-cell office:value-type="float" office:value="-7.3999934" calcext:value-type="float">
            <text:p>-7.3999934</text:p>
          </table:table-cell>
          <table:table-cell office:value-type="float" office:value="-1.4364748" calcext:value-type="float">
            <text:p>-1.4364748</text:p>
          </table:table-cell>
          <table:table-cell table:formula="of:=ATAN([.A28])" office:value-type="float" office:value="-1.43647476647741" calcext:value-type="float">
            <text:p>-1.4364747665</text:p>
          </table:table-cell>
        </table:table-row>
        <table:table-row table:style-name="ro1">
          <table:table-cell office:value-type="float" office:value="-7.2999935" calcext:value-type="float">
            <text:p>-7.2999935</text:p>
          </table:table-cell>
          <table:table-cell office:value-type="float" office:value="-1.4346573" calcext:value-type="float">
            <text:p>-1.4346573</text:p>
          </table:table-cell>
          <table:table-cell table:formula="of:=ATAN([.A29])" office:value-type="float" office:value="-1.43465724621426" calcext:value-type="float">
            <text:p>-1.4346572462</text:p>
          </table:table-cell>
        </table:table-row>
        <table:table-row table:style-name="ro1">
          <table:table-cell office:value-type="float" office:value="-7.1999936" calcext:value-type="float">
            <text:p>-7.1999936</text:p>
          </table:table-cell>
          <table:table-cell office:value-type="float" office:value="-1.4327903" calcext:value-type="float">
            <text:p>-1.4327903</text:p>
          </table:table-cell>
          <table:table-cell table:formula="of:=ATAN([.A30])" office:value-type="float" office:value="-1.43279018201691" calcext:value-type="float">
            <text:p>-1.432790182</text:p>
          </table:table-cell>
        </table:table-row>
        <table:table-row table:style-name="ro1">
          <table:table-cell office:value-type="float" office:value="-7.0999937" calcext:value-type="float">
            <text:p>-7.0999937</text:p>
          </table:table-cell>
          <table:table-cell office:value-type="float" office:value="-1.4308716" calcext:value-type="float">
            <text:p>-1.4308716</text:p>
          </table:table-cell>
          <table:table-cell table:formula="of:=ATAN([.A31])" office:value-type="float" office:value="-1.43087153367642" calcext:value-type="float">
            <text:p>-1.4308715337</text:p>
          </table:table-cell>
        </table:table-row>
        <table:table-row table:style-name="ro1">
          <table:table-cell office:value-type="float" office:value="-6.999994" calcext:value-type="float">
            <text:p>-6.999994</text:p>
          </table:table-cell>
          <table:table-cell office:value-type="float" office:value="-1.4288992" calcext:value-type="float">
            <text:p>-1.4288992</text:p>
          </table:table-cell>
          <table:table-cell table:formula="of:=ATAN([.A32])" office:value-type="float" office:value="-1.42889915219063" calcext:value-type="float">
            <text:p>-1.4288991522</text:p>
          </table:table-cell>
        </table:table-row>
        <table:table-row table:style-name="ro1">
          <table:table-cell office:value-type="float" office:value="-6.899994" calcext:value-type="float">
            <text:p>-6.899994</text:p>
          </table:table-cell>
          <table:table-cell office:value-type="float" office:value="-1.4268708" calcext:value-type="float">
            <text:p>-1.4268708</text:p>
          </table:table-cell>
          <table:table-cell table:formula="of:=ATAN([.A33])" office:value-type="float" office:value="-1.42687075397518" calcext:value-type="float">
            <text:p>-1.426870754</text:p>
          </table:table-cell>
        </table:table-row>
        <table:table-row table:style-name="ro1">
          <table:table-cell office:value-type="float" office:value="-6.799994" calcext:value-type="float">
            <text:p>-6.799994</text:p>
          </table:table-cell>
          <table:table-cell office:value-type="float" office:value="-1.424784" calcext:value-type="float">
            <text:p>-1.424784</text:p>
          </table:table-cell>
          <table:table-cell table:formula="of:=ATAN([.A34])" office:value-type="float" office:value="-1.4247839420725" calcext:value-type="float">
            <text:p>-1.4247839421</text:p>
          </table:table-cell>
        </table:table-row>
        <table:table-row table:style-name="ro1">
          <table:table-cell office:value-type="float" office:value="-6.699994" calcext:value-type="float">
            <text:p>-6.699994</text:p>
          </table:table-cell>
          <table:table-cell office:value-type="float" office:value="-1.4226363" calcext:value-type="float">
            <text:p>-1.4226363</text:p>
          </table:table-cell>
          <table:table-cell table:formula="of:=ATAN([.A35])" office:value-type="float" office:value="-1.42263617531551" calcext:value-type="float">
            <text:p>-1.4226361753</text:p>
          </table:table-cell>
        </table:table-row>
        <table:table-row table:style-name="ro1">
          <table:table-cell office:value-type="float" office:value="-6.599994" calcext:value-type="float">
            <text:p>-6.599994</text:p>
          </table:table-cell>
          <table:table-cell office:value-type="float" office:value="-1.4204248" calcext:value-type="float">
            <text:p>-1.4204248</text:p>
          </table:table-cell>
          <table:table-cell table:formula="of:=ATAN([.A36])" office:value-type="float" office:value="-1.42042476413773" calcext:value-type="float">
            <text:p>-1.4204247641</text:p>
          </table:table-cell>
        </table:table-row>
        <table:table-row table:style-name="ro1">
          <table:table-cell office:value-type="float" office:value="-6.4999943" calcext:value-type="float">
            <text:p>-6.4999943</text:p>
          </table:table-cell>
          <table:table-cell office:value-type="float" office:value="-1.4181468" calcext:value-type="float">
            <text:p>-1.4181468</text:p>
          </table:table-cell>
          <table:table-cell table:formula="of:=ATAN([.A37])" office:value-type="float" office:value="-1.41814686660761" calcext:value-type="float">
            <text:p>-1.4181468666</text:p>
          </table:table-cell>
        </table:table-row>
        <table:table-row table:style-name="ro1">
          <table:table-cell office:value-type="float" office:value="-6.3999944" calcext:value-type="float">
            <text:p>-6.3999944</text:p>
          </table:table-cell>
          <table:table-cell office:value-type="float" office:value="-1.4157995" calcext:value-type="float">
            <text:p>-1.4157995</text:p>
          </table:table-cell>
          <table:table-cell table:formula="of:=ATAN([.A38])" office:value-type="float" office:value="-1.4157994514104" calcext:value-type="float">
            <text:p>-1.4157994514</text:p>
          </table:table-cell>
        </table:table-row>
        <table:table-row table:style-name="ro1">
          <table:table-cell office:value-type="float" office:value="-6.2999945" calcext:value-type="float">
            <text:p>-6.2999945</text:p>
          </table:table-cell>
          <table:table-cell office:value-type="float" office:value="-1.4133794" calcext:value-type="float">
            <text:p>-1.4133794</text:p>
          </table:table-cell>
          <table:table-cell table:formula="of:=ATAN([.A39])" office:value-type="float" office:value="-1.41337931889984" calcext:value-type="float">
            <text:p>-1.4133793189</text:p>
          </table:table-cell>
        </table:table-row>
        <table:table-row table:style-name="ro1">
          <table:table-cell office:value-type="float" office:value="-6.1999946" calcext:value-type="float">
            <text:p>-6.1999946</text:p>
          </table:table-cell>
          <table:table-cell office:value-type="float" office:value="-1.4108831" calcext:value-type="float">
            <text:p>-1.4108831</text:p>
          </table:table-cell>
          <table:table-cell table:formula="of:=ATAN([.A40])" office:value-type="float" office:value="-1.41088306671973" calcext:value-type="float">
            <text:p>-1.4108830667</text:p>
          </table:table-cell>
        </table:table-row>
        <table:table-row table:style-name="ro1">
          <table:table-cell office:value-type="float" office:value="-6.0999947" calcext:value-type="float">
            <text:p>-6.0999947</text:p>
          </table:table-cell>
          <table:table-cell office:value-type="float" office:value="-1.4083071" calcext:value-type="float">
            <text:p>-1.4083071</text:p>
          </table:table-cell>
          <table:table-cell table:formula="of:=ATAN([.A41])" office:value-type="float" office:value="-1.40830707887043" calcext:value-type="float">
            <text:p>-1.4083070789</text:p>
          </table:table-cell>
        </table:table-row>
        <table:table-row table:style-name="ro1">
          <table:table-cell office:value-type="float" office:value="-5.9999948" calcext:value-type="float">
            <text:p>-5.9999948</text:p>
          </table:table-cell>
          <table:table-cell office:value-type="float" office:value="-1.4056475" calcext:value-type="float">
            <text:p>-1.4056475</text:p>
          </table:table-cell>
          <table:table-cell table:formula="of:=ATAN([.A42])" office:value-type="float" office:value="-1.40564750883961" calcext:value-type="float">
            <text:p>-1.4056475088</text:p>
          </table:table-cell>
        </table:table-row>
        <table:table-row table:style-name="ro1">
          <table:table-cell office:value-type="float" office:value="-5.899995" calcext:value-type="float">
            <text:p>-5.899995</text:p>
          </table:table-cell>
          <table:table-cell office:value-type="float" office:value="-1.4029003" calcext:value-type="float">
            <text:p>-1.4029003</text:p>
          </table:table-cell>
          <table:table-cell table:formula="of:=ATAN([.A43])" office:value-type="float" office:value="-1.4029002639186" calcext:value-type="float">
            <text:p>-1.4029002639</text:p>
          </table:table-cell>
        </table:table-row>
        <table:table-row table:style-name="ro1">
          <table:table-cell office:value-type="float" office:value="-5.799995" calcext:value-type="float">
            <text:p>-5.799995</text:p>
          </table:table-cell>
          <table:table-cell office:value-type="float" office:value="-1.400061" calcext:value-type="float">
            <text:p>-1.400061</text:p>
          </table:table-cell>
          <table:table-cell table:formula="of:=ATAN([.A44])" office:value-type="float" office:value="-1.40006097097769" calcext:value-type="float">
            <text:p>-1.400060971</text:p>
          </table:table-cell>
        </table:table-row>
        <table:table-row table:style-name="ro1">
          <table:table-cell office:value-type="float" office:value="-5.699995" calcext:value-type="float">
            <text:p>-5.699995</text:p>
          </table:table-cell>
          <table:table-cell office:value-type="float" office:value="-1.397125" calcext:value-type="float">
            <text:p>-1.397125</text:p>
          </table:table-cell>
          <table:table-cell table:formula="of:=ATAN([.A45])" office:value-type="float" office:value="-1.3971249791549" calcext:value-type="float">
            <text:p>-1.3971249792</text:p>
          </table:table-cell>
        </table:table-row>
        <table:table-row table:style-name="ro1">
          <table:table-cell office:value-type="float" office:value="-5.599995" calcext:value-type="float">
            <text:p>-5.599995</text:p>
          </table:table-cell>
          <table:table-cell office:value-type="float" office:value="-1.3940873" calcext:value-type="float">
            <text:p>-1.3940873</text:p>
          </table:table-cell>
          <table:table-cell table:formula="of:=ATAN([.A46])" office:value-type="float" office:value="-1.39408731621298" calcext:value-type="float">
            <text:p>-1.3940873162</text:p>
          </table:table-cell>
        </table:table-row>
        <table:table-row table:style-name="ro1">
          <table:table-cell office:value-type="float" office:value="-5.499995" calcext:value-type="float">
            <text:p>-5.499995</text:p>
          </table:table-cell>
          <table:table-cell office:value-type="float" office:value="-1.3909427" calcext:value-type="float">
            <text:p>-1.3909427</text:p>
          </table:table-cell>
          <table:table-cell table:formula="of:=ATAN([.A47])" office:value-type="float" office:value="-1.39094266700228" calcext:value-type="float">
            <text:p>-1.390942667</text:p>
          </table:table-cell>
        </table:table-row>
        <table:table-row table:style-name="ro1">
          <table:table-cell office:value-type="float" office:value="-5.3999953" calcext:value-type="float">
            <text:p>-5.3999953</text:p>
          </table:table-cell>
          <table:table-cell office:value-type="float" office:value="-1.3876854" calcext:value-type="float">
            <text:p>-1.3876854</text:p>
          </table:table-cell>
          <table:table-cell table:formula="of:=ATAN([.A48])" office:value-type="float" office:value="-1.38768535369674" calcext:value-type="float">
            <text:p>-1.3876853537</text:p>
          </table:table-cell>
        </table:table-row>
        <table:table-row table:style-name="ro1">
          <table:table-cell office:value-type="float" office:value="-5.2999954" calcext:value-type="float">
            <text:p>-5.2999954</text:p>
          </table:table-cell>
          <table:table-cell office:value-type="float" office:value="-1.3843093" calcext:value-type="float">
            <text:p>-1.3843093</text:p>
          </table:table-cell>
          <table:table-cell table:formula="of:=ATAN([.A49])" office:value-type="float" office:value="-1.38430926699761" calcext:value-type="float">
            <text:p>-1.384309267</text:p>
          </table:table-cell>
        </table:table-row>
        <table:table-row table:style-name="ro1">
          <table:table-cell office:value-type="float" office:value="-5.1999955" calcext:value-type="float">
            <text:p>-5.1999955</text:p>
          </table:table-cell>
          <table:table-cell office:value-type="float" office:value="-1.3808079" calcext:value-type="float">
            <text:p>-1.3808079</text:p>
          </table:table-cell>
          <table:table-cell table:formula="of:=ATAN([.A50])" office:value-type="float" office:value="-1.38080787839103" calcext:value-type="float">
            <text:p>-1.3808078784</text:p>
          </table:table-cell>
        </table:table-row>
        <table:table-row table:style-name="ro1">
          <table:table-cell office:value-type="float" office:value="-5.0999956" calcext:value-type="float">
            <text:p>-5.0999956</text:p>
          </table:table-cell>
          <table:table-cell office:value-type="float" office:value="-1.3771743" calcext:value-type="float">
            <text:p>-1.3771743</text:p>
          </table:table-cell>
          <table:table-cell table:formula="of:=ATAN([.A51])" office:value-type="float" office:value="-1.37717417103619" calcext:value-type="float">
            <text:p>-1.377174171</text:p>
          </table:table-cell>
        </table:table-row>
        <table:table-row table:style-name="ro1">
          <table:table-cell office:value-type="float" office:value="-4.9999957" calcext:value-type="float">
            <text:p>-4.9999957</text:p>
          </table:table-cell>
          <table:table-cell office:value-type="float" office:value="-1.3734007" calcext:value-type="float">
            <text:p>-1.3734007</text:p>
          </table:table-cell>
          <table:table-cell table:formula="of:=ATAN([.A52])" office:value-type="float" office:value="-1.37340060156026" calcext:value-type="float">
            <text:p>-1.3734006016</text:p>
          </table:table-cell>
        </table:table-row>
        <table:table-row table:style-name="ro1">
          <table:table-cell office:value-type="float" office:value="-4.899996" calcext:value-type="float">
            <text:p>-4.899996</text:p>
          </table:table-cell>
          <table:table-cell office:value-type="float" office:value="-1.3694791" calcext:value-type="float">
            <text:p>-1.3694791</text:p>
          </table:table-cell>
          <table:table-cell table:formula="of:=ATAN([.A53])" office:value-type="float" office:value="-1.36947905848411" calcext:value-type="float">
            <text:p>-1.3694790585</text:p>
          </table:table-cell>
        </table:table-row>
        <table:table-row table:style-name="ro1">
          <table:table-cell office:value-type="float" office:value="-4.799996" calcext:value-type="float">
            <text:p>-4.799996</text:p>
          </table:table-cell>
          <table:table-cell office:value-type="float" office:value="-1.3654008" calcext:value-type="float">
            <text:p>-1.3654008</text:p>
          </table:table-cell>
          <table:table-cell table:formula="of:=ATAN([.A54])" office:value-type="float" office:value="-1.36540077121565" calcext:value-type="float">
            <text:p>-1.3654007712</text:p>
          </table:table-cell>
        </table:table-row>
        <table:table-row table:style-name="ro1">
          <table:table-cell office:value-type="float" office:value="-4.699996" calcext:value-type="float">
            <text:p>-4.699996</text:p>
          </table:table-cell>
          <table:table-cell office:value-type="float" office:value="-1.3611563" calcext:value-type="float">
            <text:p>-1.3611563</text:p>
          </table:table-cell>
          <table:table-cell table:formula="of:=ATAN([.A55])" office:value-type="float" office:value="-1.36115630768538" calcext:value-type="float">
            <text:p>-1.3611563077</text:p>
          </table:table-cell>
        </table:table-row>
        <table:table-row table:style-name="ro1">
          <table:table-cell office:value-type="float" office:value="-4.599996" calcext:value-type="float">
            <text:p>-4.599996</text:p>
          </table:table-cell>
          <table:table-cell office:value-type="float" office:value="-1.3567355" calcext:value-type="float">
            <text:p>-1.3567355</text:p>
          </table:table-cell>
          <table:table-cell table:formula="of:=ATAN([.A56])" office:value-type="float" office:value="-1.35673546272551" calcext:value-type="float">
            <text:p>-1.3567354627</text:p>
          </table:table-cell>
        </table:table-row>
        <table:table-row table:style-name="ro1">
          <table:table-cell office:value-type="float" office:value="-4.499996" calcext:value-type="float">
            <text:p>-4.499996</text:p>
          </table:table-cell>
          <table:table-cell office:value-type="float" office:value="-1.3521272" calcext:value-type="float">
            <text:p>-1.3521272</text:p>
          </table:table-cell>
          <table:table-cell table:formula="of:=ATAN([.A57])" office:value-type="float" office:value="-1.3521271926855" calcext:value-type="float">
            <text:p>-1.3521271927</text:p>
          </table:table-cell>
        </table:table-row>
        <table:table-row table:style-name="ro1">
          <table:table-cell office:value-type="float" office:value="-4.3999963" calcext:value-type="float">
            <text:p>-4.3999963</text:p>
          </table:table-cell>
          <table:table-cell office:value-type="float" office:value="-1.3473196" calcext:value-type="float">
            <text:p>-1.3473196</text:p>
          </table:table-cell>
          <table:table-cell table:formula="of:=ATAN([.A58])" office:value-type="float" office:value="-1.34731954392524" calcext:value-type="float">
            <text:p>-1.3473195439</text:p>
          </table:table-cell>
        </table:table-row>
        <table:table-row table:style-name="ro1">
          <table:table-cell office:value-type="float" office:value="-4.2999964" calcext:value-type="float">
            <text:p>-4.2999964</text:p>
          </table:table-cell>
          <table:table-cell office:value-type="float" office:value="-1.3422996" calcext:value-type="float">
            <text:p>-1.3422996</text:p>
          </table:table-cell>
          <table:table-cell table:formula="of:=ATAN([.A59])" office:value-type="float" office:value="-1.34229950279278" calcext:value-type="float">
            <text:p>-1.3422995028</text:p>
          </table:table-cell>
        </table:table-row>
        <table:table-row table:style-name="ro1">
          <table:table-cell office:value-type="float" office:value="-4.1999965" calcext:value-type="float">
            <text:p>-4.1999965</text:p>
          </table:table-cell>
          <table:table-cell office:value-type="float" office:value="-1.3370531" calcext:value-type="float">
            <text:p>-1.3370531</text:p>
          </table:table-cell>
          <table:table-cell table:formula="of:=ATAN([.A60])" office:value-type="float" office:value="-1.33705295815761" calcext:value-type="float">
            <text:p>-1.3370529582</text:p>
          </table:table-cell>
        </table:table-row>
        <table:table-row table:style-name="ro1">
          <table:table-cell office:value-type="float" office:value="-4.0999966" calcext:value-type="float">
            <text:p>-4.0999966</text:p>
          </table:table-cell>
          <table:table-cell office:value-type="float" office:value="-1.3315645" calcext:value-type="float">
            <text:p>-1.3315645</text:p>
          </table:table-cell>
          <table:table-cell table:formula="of:=ATAN([.A61])" office:value-type="float" office:value="-1.3315645359271" calcext:value-type="float">
            <text:p>-1.3315645359</text:p>
          </table:table-cell>
        </table:table-row>
        <table:table-row table:style-name="ro1">
          <table:table-cell office:value-type="float" office:value="-3.9999967" calcext:value-type="float">
            <text:p>-3.9999967</text:p>
          </table:table-cell>
          <table:table-cell office:value-type="float" office:value="-1.3258175" calcext:value-type="float">
            <text:p>-1.3258175</text:p>
          </table:table-cell>
          <table:table-cell table:formula="of:=ATAN([.A62])" office:value-type="float" office:value="-1.32581746955023" calcext:value-type="float">
            <text:p>-1.3258174696</text:p>
          </table:table-cell>
        </table:table-row>
        <table:table-row table:style-name="ro1">
          <table:table-cell office:value-type="float" office:value="-3.8999968" calcext:value-type="float">
            <text:p>-3.8999968</text:p>
          </table:table-cell>
          <table:table-cell office:value-type="float" office:value="-1.3197935" calcext:value-type="float">
            <text:p>-1.3197935</text:p>
          </table:table-cell>
          <table:table-cell table:formula="of:=ATAN([.A63])" office:value-type="float" office:value="-1.3197934427427" calcext:value-type="float">
            <text:p>-1.3197934427</text:p>
          </table:table-cell>
        </table:table-row>
        <table:table-row table:style-name="ro1">
          <table:table-cell office:value-type="float" office:value="-3.7999969" calcext:value-type="float">
            <text:p>-3.7999969</text:p>
          </table:table-cell>
          <table:table-cell office:value-type="float" office:value="-1.3134724" calcext:value-type="float">
            <text:p>-1.3134724</text:p>
          </table:table-cell>
          <table:table-cell table:formula="of:=ATAN([.A64])" office:value-type="float" office:value="-1.31347241104645" calcext:value-type="float">
            <text:p>-1.313472411</text:p>
          </table:table-cell>
        </table:table-row>
        <table:table-row table:style-name="ro1">
          <table:table-cell office:value-type="float" office:value="-3.699997" calcext:value-type="float">
            <text:p>-3.699997</text:p>
          </table:table-cell>
          <table:table-cell office:value-type="float" office:value="-1.3068324" calcext:value-type="float">
            <text:p>-1.3068324</text:p>
          </table:table-cell>
          <table:table-cell table:formula="of:=ATAN([.A65])" office:value-type="float" office:value="-1.30683239894848" calcext:value-type="float">
            <text:p>-1.3068323989</text:p>
          </table:table-cell>
        </table:table-row>
        <table:table-row table:style-name="ro1">
          <table:table-cell office:value-type="float" office:value="-3.599997" calcext:value-type="float">
            <text:p>-3.599997</text:p>
          </table:table-cell>
          <table:table-cell office:value-type="float" office:value="-1.2998493" calcext:value-type="float">
            <text:p>-1.2998493</text:p>
          </table:table-cell>
          <table:table-cell table:formula="of:=ATAN([.A66])" office:value-type="float" office:value="-1.2998492615566" calcext:value-type="float">
            <text:p>-1.2998492616</text:p>
          </table:table-cell>
        </table:table-row>
        <table:table-row table:style-name="ro1">
          <table:table-cell office:value-type="float" office:value="-3.4999971" calcext:value-type="float">
            <text:p>-3.4999971</text:p>
          </table:table-cell>
          <table:table-cell office:value-type="float" office:value="-1.2924966" calcext:value-type="float">
            <text:p>-1.2924966</text:p>
          </table:table-cell>
          <table:table-cell table:formula="of:=ATAN([.A67])" office:value-type="float" office:value="-1.29249644892169" calcext:value-type="float">
            <text:p>-1.2924964489</text:p>
          </table:table-cell>
        </table:table-row>
        <table:table-row table:style-name="ro1">
          <table:table-cell office:value-type="float" office:value="-3.3999972" calcext:value-type="float">
            <text:p>-3.3999972</text:p>
          </table:table-cell>
          <table:table-cell office:value-type="float" office:value="-1.2847447" calcext:value-type="float">
            <text:p>-1.2847447</text:p>
          </table:table-cell>
          <table:table-cell table:formula="of:=ATAN([.A68])" office:value-type="float" office:value="-1.28474466214747" calcext:value-type="float">
            <text:p>-1.2847446621</text:p>
          </table:table-cell>
        </table:table-row>
        <table:table-row table:style-name="ro1">
          <table:table-cell office:value-type="float" office:value="-3.2999973" calcext:value-type="float">
            <text:p>-3.2999973</text:p>
          </table:table-cell>
          <table:table-cell office:value-type="float" office:value="-1.2765616" calcext:value-type="float">
            <text:p>-1.2765616</text:p>
          </table:table-cell>
          <table:table-cell table:formula="of:=ATAN([.A69])" office:value-type="float" office:value="-1.27656153460196" calcext:value-type="float">
            <text:p>-1.2765615346</text:p>
          </table:table-cell>
        </table:table-row>
        <table:table-row table:style-name="ro1">
          <table:table-cell office:value-type="float" office:value="-3.1999974" calcext:value-type="float">
            <text:p>-3.1999974</text:p>
          </table:table-cell>
          <table:table-cell office:value-type="float" office:value="-1.2679112" calcext:value-type="float">
            <text:p>-1.2679112</text:p>
          </table:table-cell>
          <table:table-cell table:formula="of:=ATAN([.A70])" office:value-type="float" office:value="-1.26791122710303" calcext:value-type="float">
            <text:p>-1.2679112271</text:p>
          </table:table-cell>
        </table:table-row>
        <table:table-row table:style-name="ro1">
          <table:table-cell office:value-type="float" office:value="-3.0999975" calcext:value-type="float">
            <text:p>-3.0999975</text:p>
          </table:table-cell>
          <table:table-cell office:value-type="float" office:value="-1.258754" calcext:value-type="float">
            <text:p>-1.258754</text:p>
          </table:table-cell>
          <table:table-cell table:formula="of:=ATAN([.A71])" office:value-type="float" office:value="-1.25875396960542" calcext:value-type="float">
            <text:p>-1.2587539696</text:p>
          </table:table-cell>
        </table:table-row>
        <table:table-row table:style-name="ro1">
          <table:table-cell office:value-type="float" office:value="-2.9999976" calcext:value-type="float">
            <text:p>-2.9999976</text:p>
          </table:table-cell>
          <table:table-cell office:value-type="float" office:value="-1.2490456" calcext:value-type="float">
            <text:p>-1.2490456</text:p>
          </table:table-cell>
          <table:table-cell table:formula="of:=ATAN([.A72])" office:value-type="float" office:value="-1.24904553239808" calcext:value-type="float">
            <text:p>-1.2490455324</text:p>
          </table:table-cell>
        </table:table-row>
        <table:table-row table:style-name="ro1">
          <table:table-cell office:value-type="float" office:value="-2.8999977" calcext:value-type="float">
            <text:p>-2.8999977</text:p>
          </table:table-cell>
          <table:table-cell office:value-type="float" office:value="-1.2387366" calcext:value-type="float">
            <text:p>-1.2387366</text:p>
          </table:table-cell>
          <table:table-cell table:formula="of:=ATAN([.A73])" office:value-type="float" office:value="-1.23873661483101" calcext:value-type="float">
            <text:p>-1.2387366148</text:p>
          </table:table-cell>
        </table:table-row>
        <table:table-row table:style-name="ro1">
          <table:table-cell office:value-type="float" office:value="-2.7999978" calcext:value-type="float">
            <text:p>-2.7999978</text:p>
          </table:table-cell>
          <table:table-cell office:value-type="float" office:value="-1.2277722" calcext:value-type="float">
            <text:p>-1.2277722</text:p>
          </table:table-cell>
          <table:table-cell table:formula="of:=ATAN([.A74])" office:value-type="float" office:value="-1.22777213750524" calcext:value-type="float">
            <text:p>-1.2277721375</text:p>
          </table:table-cell>
        </table:table-row>
        <table:table-row table:style-name="ro1">
          <table:table-cell office:value-type="float" office:value="-2.699998" calcext:value-type="float">
            <text:p>-2.699998</text:p>
          </table:table-cell>
          <table:table-cell office:value-type="float" office:value="-1.2160904" calcext:value-type="float">
            <text:p>-1.2160904</text:p>
          </table:table-cell>
          <table:table-cell table:formula="of:=ATAN([.A75])" office:value-type="float" office:value="-1.21609043352928" calcext:value-type="float">
            <text:p>-1.2160904335</text:p>
          </table:table-cell>
        </table:table-row>
        <table:table-row table:style-name="ro1">
          <table:table-cell office:value-type="float" office:value="-2.599998" calcext:value-type="float">
            <text:p>-2.599998</text:p>
          </table:table-cell>
          <table:table-cell office:value-type="float" office:value="-1.2036222" calcext:value-type="float">
            <text:p>-1.2036222</text:p>
          </table:table-cell>
          <table:table-cell table:formula="of:=ATAN([.A76])" office:value-type="float" office:value="-1.20362223524455" calcext:value-type="float">
            <text:p>-1.2036222352</text:p>
          </table:table-cell>
        </table:table-row>
        <table:table-row table:style-name="ro1">
          <table:table-cell office:value-type="float" office:value="-2.499998" calcext:value-type="float">
            <text:p>-2.499998</text:p>
          </table:table-cell>
          <table:table-cell office:value-type="float" office:value="-1.1902897" calcext:value-type="float">
            <text:p>-1.1902897</text:p>
          </table:table-cell>
          <table:table-cell table:formula="of:=ATAN([.A77])" office:value-type="float" office:value="-1.19028967382027" calcext:value-type="float">
            <text:p>-1.1902896738</text:p>
          </table:table-cell>
        </table:table-row>
        <table:table-row table:style-name="ro1">
          <table:table-cell office:value-type="float" office:value="-2.3999982" calcext:value-type="float">
            <text:p>-2.3999982</text:p>
          </table:table-cell>
          <table:table-cell office:value-type="float" office:value="-1.1760049" calcext:value-type="float">
            <text:p>-1.1760049</text:p>
          </table:table-cell>
          <table:table-cell table:formula="of:=ATAN([.A78])" office:value-type="float" office:value="-1.17600494082278" calcext:value-type="float">
            <text:p>-1.1760049408</text:p>
          </table:table-cell>
        </table:table-row>
        <table:table-row table:style-name="ro1">
          <table:table-cell office:value-type="float" office:value="-2.2999983" calcext:value-type="float">
            <text:p>-2.2999983</text:p>
          </table:table-cell>
          <table:table-cell office:value-type="float" office:value="-1.1606687" calcext:value-type="float">
            <text:p>-1.1606687</text:p>
          </table:table-cell>
          <table:table-cell table:formula="of:=ATAN([.A79])" office:value-type="float" office:value="-1.16066871598297" calcext:value-type="float">
            <text:p>-1.160668716</text:p>
          </table:table-cell>
        </table:table-row>
        <table:table-row table:style-name="ro1">
          <table:table-cell office:value-type="float" office:value="-2.1999984" calcext:value-type="float">
            <text:p>-2.1999984</text:p>
          </table:table-cell>
          <table:table-cell office:value-type="float" office:value="-1.1441686" calcext:value-type="float">
            <text:p>-1.1441686</text:p>
          </table:table-cell>
          <table:table-cell table:formula="of:=ATAN([.A80])" office:value-type="float" office:value="-1.14416855969525" calcext:value-type="float">
            <text:p>-1.1441685597</text:p>
          </table:table-cell>
        </table:table-row>
        <table:table-row table:style-name="ro1">
          <table:table-cell office:value-type="float" office:value="-2.0999985" calcext:value-type="float">
            <text:p>-2.0999985</text:p>
          </table:table-cell>
          <table:table-cell office:value-type="float" office:value="-1.1263769" calcext:value-type="float">
            <text:p>-1.1263769</text:p>
          </table:table-cell>
          <table:table-cell table:formula="of:=ATAN([.A81])" office:value-type="float" office:value="-1.12637683962931" calcext:value-type="float">
            <text:p>-1.1263768396</text:p>
          </table:table-cell>
        </table:table-row>
        <table:table-row table:style-name="ro1">
          <table:table-cell office:value-type="float" office:value="-1.9999985" calcext:value-type="float">
            <text:p>-1.9999985</text:p>
          </table:table-cell>
          <table:table-cell office:value-type="float" office:value="-1.1071484" calcext:value-type="float">
            <text:p>-1.1071484</text:p>
          </table:table-cell>
          <table:table-cell table:formula="of:=ATAN([.A82])" office:value-type="float" office:value="-1.10714841779391" calcext:value-type="float">
            <text:p>-1.1071484178</text:p>
          </table:table-cell>
        </table:table-row>
        <table:table-row table:style-name="ro1">
          <table:table-cell office:value-type="float" office:value="-1.8999984" calcext:value-type="float">
            <text:p>-1.8999984</text:p>
          </table:table-cell>
          <table:table-cell office:value-type="float" office:value="-1.0863181" calcext:value-type="float">
            <text:p>-1.0863181</text:p>
          </table:table-cell>
          <table:table-cell table:formula="of:=ATAN([.A83])" office:value-type="float" office:value="-1.08631805068606" calcext:value-type="float">
            <text:p>-1.0863180507</text:p>
          </table:table-cell>
        </table:table-row>
        <table:table-row table:style-name="ro1">
          <table:table-cell office:value-type="float" office:value="-1.7999984" calcext:value-type="float">
            <text:p>-1.7999984</text:p>
          </table:table-cell>
          <table:table-cell office:value-type="float" office:value="-1.0636976" calcext:value-type="float">
            <text:p>-1.0636976</text:p>
          </table:table-cell>
          <table:table-cell table:formula="of:=ATAN([.A84])" office:value-type="float" office:value="-1.06369744504381" calcext:value-type="float">
            <text:p>-1.063697445</text:p>
          </table:table-cell>
        </table:table-row>
        <table:table-row table:style-name="ro1">
          <table:table-cell office:value-type="float" office:value="-1.6999984" calcext:value-type="float">
            <text:p>-1.6999984</text:p>
          </table:table-cell>
          <table:table-cell office:value-type="float" office:value="-1.0390718" calcext:value-type="float">
            <text:p>-1.0390718</text:p>
          </table:table-cell>
          <table:table-cell table:formula="of:=ATAN([.A85])" office:value-type="float" office:value="-1.03907184822475" calcext:value-type="float">
            <text:p>-1.0390718482</text:p>
          </table:table-cell>
        </table:table-row>
        <table:table-row table:style-name="ro1">
          <table:table-cell office:value-type="float" office:value="-1.5999984" calcext:value-type="float">
            <text:p>-1.5999984</text:p>
          </table:table-cell>
          <table:table-cell office:value-type="float" office:value="-1.0121965" calcext:value-type="float">
            <text:p>-1.0121965</text:p>
          </table:table-cell>
          <table:table-cell table:formula="of:=ATAN([.A86])" office:value-type="float" office:value="-1.01219656201281" calcext:value-type="float">
            <text:p>-1.012196562</text:p>
          </table:table-cell>
        </table:table-row>
        <table:table-row table:style-name="ro1">
          <table:table-cell office:value-type="float" office:value="-1.4999983" calcext:value-type="float">
            <text:p>-1.4999983</text:p>
          </table:table-cell>
          <table:table-cell office:value-type="float" office:value="-0.98279315" calcext:value-type="float">
            <text:p>-0.98279315</text:p>
          </table:table-cell>
          <table:table-cell table:formula="of:=ATAN([.A87])" office:value-type="float" office:value="-0.982793200169995" calcext:value-type="float">
            <text:p>-0.9827932002</text:p>
          </table:table-cell>
        </table:table-row>
        <table:table-row table:style-name="ro1">
          <table:table-cell office:value-type="float" office:value="-1.3999983" calcext:value-type="float">
            <text:p>-1.3999983</text:p>
          </table:table-cell>
          <table:table-cell office:value-type="float" office:value="-0.9505464" calcext:value-type="float">
            <text:p>-0.9505464</text:p>
          </table:table-cell>
          <table:table-cell table:formula="of:=ATAN([.A88])" office:value-type="float" office:value="-0.950546266487289" calcext:value-type="float">
            <text:p>-0.9505462665</text:p>
          </table:table-cell>
        </table:table-row>
        <table:table-row table:style-name="ro1">
          <table:table-cell office:value-type="float" office:value="-1.2999983" calcext:value-type="float">
            <text:p>-1.2999983</text:p>
          </table:table-cell>
          <table:table-cell office:value-type="float" office:value="-0.9151001" calcext:value-type="float">
            <text:p>-0.9151001</text:p>
          </table:table-cell>
          <table:table-cell table:formula="of:=ATAN([.A89])" office:value-type="float" office:value="-0.915100068582581" calcext:value-type="float">
            <text:p>-0.9151000686</text:p>
          </table:table-cell>
        </table:table-row>
        <table:table-row table:style-name="ro1">
          <table:table-cell office:value-type="float" office:value="-1.1999983" calcext:value-type="float">
            <text:p>-1.1999983</text:p>
          </table:table-cell>
          <table:table-cell office:value-type="float" office:value="-0.87605745" calcext:value-type="float">
            <text:p>-0.87605745</text:p>
          </table:table-cell>
          <table:table-cell table:formula="of:=ATAN([.A90])" office:value-type="float" office:value="-0.876057353876299" calcext:value-type="float">
            <text:p>-0.8760573539</text:p>
          </table:table-cell>
        </table:table-row>
        <table:table-row table:style-name="ro1">
          <table:table-cell office:value-type="float" office:value="-1.0999982" calcext:value-type="float">
            <text:p>-1.0999982</text:p>
          </table:table-cell>
          <table:table-cell office:value-type="float" office:value="-0.83298045" calcext:value-type="float">
            <text:p>-0.83298045</text:p>
          </table:table-cell>
          <table:table-cell table:formula="of:=ATAN([.A91])" office:value-type="float" office:value="-0.832980452194064" calcext:value-type="float">
            <text:p>-0.8329804522</text:p>
          </table:table-cell>
        </table:table-row>
        <table:table-row table:style-name="ro1">
          <table:table-cell office:value-type="float" office:value="-0.9999982" calcext:value-type="float">
            <text:p>-0.9999982</text:p>
          </table:table-cell>
          <table:table-cell office:value-type="float" office:value="-0.7851481" calcext:value-type="float">
            <text:p>-0.7851481</text:p>
          </table:table-cell>
          <table:table-cell table:formula="of:=ATAN([.A92])" office:value-type="float" office:value="-0.785397263396638" calcext:value-type="float">
            <text:p>-0.7853972634</text:p>
          </table:table-cell>
        </table:table-row>
        <table:table-row table:style-name="ro1">
          <table:table-cell office:value-type="float" office:value="-0.8999982" calcext:value-type="float">
            <text:p>-0.8999982</text:p>
          </table:table-cell>
          <table:table-cell office:value-type="float" office:value="-0.73281413" calcext:value-type="float">
            <text:p>-0.73281413</text:p>
          </table:table-cell>
          <table:table-cell table:formula="of:=ATAN([.A93])" office:value-type="float" office:value="-0.732814107310478" calcext:value-type="float">
            <text:p>-0.7328141073</text:p>
          </table:table-cell>
        </table:table-row>
        <table:table-row table:style-name="ro1">
          <table:table-cell office:value-type="float" office:value="-0.79999816" calcext:value-type="float">
            <text:p>-0.79999816</text:p>
          </table:table-cell>
          <table:table-cell office:value-type="float" office:value="-0.6747398" calcext:value-type="float">
            <text:p>-0.6747398</text:p>
          </table:table-cell>
          <table:table-cell table:formula="of:=ATAN([.A94])" office:value-type="float" office:value="-0.674739820271326" calcext:value-type="float">
            <text:p>-0.6747398203</text:p>
          </table:table-cell>
        </table:table-row>
        <table:table-row table:style-name="ro1">
          <table:table-cell office:value-type="float" office:value="-0.69999814" calcext:value-type="float">
            <text:p>-0.69999814</text:p>
          </table:table-cell>
          <table:table-cell office:value-type="float" office:value="-0.61072475" calcext:value-type="float">
            <text:p>-0.61072475</text:p>
          </table:table-cell>
          <table:table-cell table:formula="of:=ATAN([.A95])" office:value-type="float" office:value="-0.61072471606597" calcext:value-type="float">
            <text:p>-0.6107247161</text:p>
          </table:table-cell>
        </table:table-row>
        <table:table-row table:style-name="ro1">
          <table:table-cell office:value-type="float" office:value="-0.5999981" calcext:value-type="float">
            <text:p>-0.5999981</text:p>
          </table:table-cell>
          <table:table-cell office:value-type="float" office:value="-0.5404181" calcext:value-type="float">
            <text:p>-0.5404181</text:p>
          </table:table-cell>
          <table:table-cell table:formula="of:=ATAN([.A96])" office:value-type="float" office:value="-0.54041810321059" calcext:value-type="float">
            <text:p>-0.5404181032</text:p>
          </table:table-cell>
        </table:table-row>
        <table:table-row table:style-name="ro1">
          <table:table-cell office:value-type="float" office:value="-0.49999812" calcext:value-type="float">
            <text:p>-0.49999812</text:p>
          </table:table-cell>
          <table:table-cell office:value-type="float" office:value="-0.46364614" calcext:value-type="float">
            <text:p>-0.46364614</text:p>
          </table:table-cell>
          <table:table-cell table:formula="of:=ATAN([.A97])" office:value-type="float" office:value="-0.463646104999675" calcext:value-type="float">
            <text:p>-0.463646105</text:p>
          </table:table-cell>
        </table:table-row>
        <table:table-row table:style-name="ro1">
          <table:table-cell office:value-type="float" office:value="-0.39999813" calcext:value-type="float">
            <text:p>-0.39999813</text:p>
          </table:table-cell>
          <table:table-cell office:value-type="float" office:value="-0.38050476" calcext:value-type="float">
            <text:p>-0.38050476</text:p>
          </table:table-cell>
          <table:table-cell table:formula="of:=ATAN([.A98])" office:value-type="float" office:value="-0.38050476504236" calcext:value-type="float">
            <text:p>-0.380504765</text:p>
          </table:table-cell>
        </table:table-row>
        <table:table-row table:style-name="ro1">
          <table:table-cell office:value-type="float" office:value="-0.29999813" calcext:value-type="float">
            <text:p>-0.29999813</text:p>
          </table:table-cell>
          <table:table-cell office:value-type="float" office:value="-0.2914551" calcext:value-type="float">
            <text:p>-0.2914551</text:p>
          </table:table-cell>
          <table:table-cell table:formula="of:=ATAN([.A99])" office:value-type="float" office:value="-0.291455078880654" calcext:value-type="float">
            <text:p>-0.2914550789</text:p>
          </table:table-cell>
        </table:table-row>
        <table:table-row table:style-name="ro1">
          <table:table-cell office:value-type="float" office:value="-0.19999814" calcext:value-type="float">
            <text:p>-0.19999814</text:p>
          </table:table-cell>
          <table:table-cell office:value-type="float" office:value="-0.19739377" calcext:value-type="float">
            <text:p>-0.19739377</text:p>
          </table:table-cell>
          <table:table-cell table:formula="of:=ATAN([.A100])" office:value-type="float" office:value="-0.197393771387703" calcext:value-type="float">
            <text:p>-0.1973937714</text:p>
          </table:table-cell>
        </table:table-row>
        <table:table-row table:style-name="ro1">
          <table:table-cell office:value-type="float" office:value="-0.09999814" calcext:value-type="float">
            <text:p>-0.09999814</text:p>
          </table:table-cell>
          <table:table-cell office:value-type="float" office:value="-0.099666804" calcext:value-type="float">
            <text:p>-0.099666804</text:p>
          </table:table-cell>
          <table:table-cell table:formula="of:=ATAN([.A101])" office:value-type="float" office:value="-0.0996668109066645" calcext:value-type="float">
            <text:p>-0.0996668109</text:p>
          </table:table-cell>
        </table:table-row>
        <table:table-row table:style-name="ro1">
          <table:table-cell table:number-columns-repeated="2" office:value-type="float" office:value="0.0000018626451" calcext:value-type="float">
            <text:p>1.8626451E-006</text:p>
          </table:table-cell>
          <table:table-cell table:formula="of:=ATAN([.A102])" office:value-type="float" office:value="0.00000186264509999785" calcext:value-type="float">
            <text:p>1.86264509999785E-006</text:p>
          </table:table-cell>
        </table:table-row>
        <table:table-row table:style-name="ro1">
          <table:table-cell office:value-type="float" office:value="0.100001864" calcext:value-type="float">
            <text:p>0.100001864</text:p>
          </table:table-cell>
          <table:table-cell office:value-type="float" office:value="0.09967049" calcext:value-type="float">
            <text:p>0.09967049</text:p>
          </table:table-cell>
          <table:table-cell table:formula="of:=ATAN([.A103])" office:value-type="float" office:value="0.0996704980353759" calcext:value-type="float">
            <text:p>0.099670498</text:p>
          </table:table-cell>
        </table:table-row>
        <table:table-row table:style-name="ro1">
          <table:table-cell office:value-type="float" office:value="0.20000187" calcext:value-type="float">
            <text:p>0.20000187</text:p>
          </table:table-cell>
          <table:table-cell office:value-type="float" office:value="0.19739735" calcext:value-type="float">
            <text:p>0.19739735</text:p>
          </table:table-cell>
          <table:table-cell table:formula="of:=ATAN([.A104])" office:value-type="float" office:value="0.197397357926157" calcext:value-type="float">
            <text:p>0.1973973579</text:p>
          </table:table-cell>
        </table:table-row>
        <table:table-row table:style-name="ro1">
          <table:table-cell office:value-type="float" office:value="0.30000186" calcext:value-type="float">
            <text:p>0.30000186</text:p>
          </table:table-cell>
          <table:table-cell office:value-type="float" office:value="0.2914585" calcext:value-type="float">
            <text:p>0.2914585</text:p>
          </table:table-cell>
          <table:table-cell table:formula="of:=ATAN([.A105])" office:value-type="float" office:value="0.291458500899012" calcext:value-type="float">
            <text:p>0.2914585009</text:p>
          </table:table-cell>
        </table:table-row>
        <table:table-row table:style-name="ro1">
          <table:table-cell office:value-type="float" office:value="0.40000185" calcext:value-type="float">
            <text:p>0.40000185</text:p>
          </table:table-cell>
          <table:table-cell office:value-type="float" office:value="0.38050795" calcext:value-type="float">
            <text:p>0.38050795</text:p>
          </table:table-cell>
          <table:table-cell table:formula="of:=ATAN([.A106])" office:value-type="float" office:value="0.380507971938934" calcext:value-type="float">
            <text:p>0.3805079719</text:p>
          </table:table-cell>
        </table:table-row>
        <table:table-row table:style-name="ro1">
          <table:table-cell office:value-type="float" office:value="0.50000185" calcext:value-type="float">
            <text:p>0.50000185</text:p>
          </table:table-cell>
          <table:table-cell office:value-type="float" office:value="0.4636491" calcext:value-type="float">
            <text:p>0.4636491</text:p>
          </table:table-cell>
          <table:table-cell table:formula="of:=ATAN([.A107])" office:value-type="float" office:value="0.463649088999711" calcext:value-type="float">
            <text:p>0.463649089</text:p>
          </table:table-cell>
        </table:table-row>
        <table:table-row table:style-name="ro1">
          <table:table-cell office:value-type="float" office:value="0.6000019" calcext:value-type="float">
            <text:p>0.6000019</text:p>
          </table:table-cell>
          <table:table-cell office:value-type="float" office:value="0.54042083" calcext:value-type="float">
            <text:p>0.54042083</text:p>
          </table:table-cell>
          <table:table-cell table:formula="of:=ATAN([.A108])" office:value-type="float" office:value="0.540420897328237" calcext:value-type="float">
            <text:p>0.5404208973</text:p>
          </table:table-cell>
        </table:table-row>
        <table:table-row table:style-name="ro1">
          <table:table-cell office:value-type="float" office:value="0.7000019" calcext:value-type="float">
            <text:p>0.7000019</text:p>
          </table:table-cell>
          <table:table-cell office:value-type="float" office:value="0.6107272" calcext:value-type="float">
            <text:p>0.6107272</text:p>
          </table:table-cell>
          <table:table-cell table:formula="of:=ATAN([.A109])" office:value-type="float" office:value="0.610727239555856" calcext:value-type="float">
            <text:p>0.6107272396</text:p>
          </table:table-cell>
        </table:table-row>
        <table:table-row table:style-name="ro1">
          <table:table-cell office:value-type="float" office:value="0.8000019" calcext:value-type="float">
            <text:p>0.8000019</text:p>
          </table:table-cell>
          <table:table-cell office:value-type="float" office:value="0.67474216" calcext:value-type="float">
            <text:p>0.67474216</text:p>
          </table:table-cell>
          <table:table-cell table:formula="of:=ATAN([.A110])" office:value-type="float" office:value="0.674742100759064" calcext:value-type="float">
            <text:p>0.6747421008</text:p>
          </table:table-cell>
        </table:table-row>
        <table:table-row table:style-name="ro1">
          <table:table-cell office:value-type="float" office:value="0.90000194" calcext:value-type="float">
            <text:p>0.90000194</text:p>
          </table:table-cell>
          <table:table-cell office:value-type="float" office:value="0.732816" calcext:value-type="float">
            <text:p>0.732816</text:p>
          </table:table-cell>
          <table:table-cell table:formula="of:=ATAN([.A111])" office:value-type="float" office:value="0.732816173608677" calcext:value-type="float">
            <text:p>0.7328161736</text:p>
          </table:table-cell>
        </table:table-row>
        <table:table-row table:style-name="ro1">
          <table:table-cell office:value-type="float" office:value="1.0000019" calcext:value-type="float">
            <text:p>1.0000019</text:p>
          </table:table-cell>
          <table:table-cell office:value-type="float" office:value="0.7856482" calcext:value-type="float">
            <text:p>0.7856482</text:p>
          </table:table-cell>
          <table:table-cell table:formula="of:=ATAN([.A112])" office:value-type="float" office:value="0.785399113396546" calcext:value-type="float">
            <text:p>0.7853991134</text:p>
          </table:table-cell>
        </table:table-row>
        <table:table-row table:style-name="ro1">
          <table:table-cell office:value-type="float" office:value="1.1000019" calcext:value-type="float">
            <text:p>1.1000019</text:p>
          </table:table-cell>
          <table:table-cell office:value-type="float" office:value="0.8329822" calcext:value-type="float">
            <text:p>0.8329822</text:p>
          </table:table-cell>
          <table:table-cell table:formula="of:=ATAN([.A113])" office:value-type="float" office:value="0.832982126402125" calcext:value-type="float">
            <text:p>0.8329821264</text:p>
          </table:table-cell>
        </table:table-row>
        <table:table-row table:style-name="ro1">
          <table:table-cell office:value-type="float" office:value="1.200002" calcext:value-type="float">
            <text:p>1.200002</text:p>
          </table:table-cell>
          <table:table-cell office:value-type="float" office:value="0.87605894" calcext:value-type="float">
            <text:p>0.87605894</text:p>
          </table:table-cell>
          <table:table-cell table:formula="of:=ATAN([.A114])" office:value-type="float" office:value="0.876058870269518" calcext:value-type="float">
            <text:p>0.8760588703</text:p>
          </table:table-cell>
        </table:table-row>
        <table:table-row table:style-name="ro1">
          <table:table-cell office:value-type="float" office:value="1.300002" calcext:value-type="float">
            <text:p>1.300002</text:p>
          </table:table-cell>
          <table:table-cell office:value-type="float" office:value="0.9151015" calcext:value-type="float">
            <text:p>0.9151015</text:p>
          </table:table-cell>
          <table:table-cell table:formula="of:=ATAN([.A115])" office:value-type="float" office:value="0.915101444047066" calcext:value-type="float">
            <text:p>0.915101444</text:p>
          </table:table-cell>
        </table:table-row>
        <table:table-row table:style-name="ro1">
          <table:table-cell office:value-type="float" office:value="1.400002" calcext:value-type="float">
            <text:p>1.400002</text:p>
          </table:table-cell>
          <table:table-cell office:value-type="float" office:value="0.95054764" calcext:value-type="float">
            <text:p>0.95054764</text:p>
          </table:table-cell>
          <table:table-cell table:formula="of:=ATAN([.A116])" office:value-type="float" office:value="0.950547516487112" calcext:value-type="float">
            <text:p>0.9505475165</text:p>
          </table:table-cell>
        </table:table-row>
        <table:table-row table:style-name="ro1">
          <table:table-cell office:value-type="float" office:value="1.500002" calcext:value-type="float">
            <text:p>1.500002</text:p>
          </table:table-cell>
          <table:table-cell office:value-type="float" office:value="0.9827943" calcext:value-type="float">
            <text:p>0.9827943</text:p>
          </table:table-cell>
          <table:table-cell table:formula="of:=ATAN([.A117])" office:value-type="float" office:value="0.982794338631376" calcext:value-type="float">
            <text:p>0.9827943386</text:p>
          </table:table-cell>
        </table:table-row>
        <table:table-row table:style-name="ro1">
          <table:table-cell office:value-type="float" office:value="1.600002" calcext:value-type="float">
            <text:p>1.600002</text:p>
          </table:table-cell>
          <table:table-cell office:value-type="float" office:value="1.0121977" calcext:value-type="float">
            <text:p>1.0121977</text:p>
          </table:table-cell>
          <table:table-cell table:formula="of:=ATAN([.A118])" office:value-type="float" office:value="1.01219757324858" calcext:value-type="float">
            <text:p>1.0121975732</text:p>
          </table:table-cell>
        </table:table-row>
        <table:table-row table:style-name="ro1">
          <table:table-cell office:value-type="float" office:value="1.7000021" calcext:value-type="float">
            <text:p>1.7000021</text:p>
          </table:table-cell>
          <table:table-cell office:value-type="float" office:value="1.0390728" calcext:value-type="float">
            <text:p>1.0390728</text:p>
          </table:table-cell>
          <table:table-cell table:formula="of:=ATAN([.A119])" office:value-type="float" office:value="1.03907279938135" calcext:value-type="float">
            <text:p>1.0390727994</text:p>
          </table:table-cell>
        </table:table-row>
        <table:table-row table:style-name="ro1">
          <table:table-cell office:value-type="float" office:value="1.8000021" calcext:value-type="float">
            <text:p>1.8000021</text:p>
          </table:table-cell>
          <table:table-cell office:value-type="float" office:value="1.0636983" calcext:value-type="float">
            <text:p>1.0636983</text:p>
          </table:table-cell>
          <table:table-cell table:formula="of:=ATAN([.A120])" office:value-type="float" office:value="1.06369831768514" calcext:value-type="float">
            <text:p>1.0636983177</text:p>
          </table:table-cell>
        </table:table-row>
        <table:table-row table:style-name="ro1">
          <table:table-cell office:value-type="float" office:value="1.9000021" calcext:value-type="float">
            <text:p>1.9000021</text:p>
          </table:table-cell>
          <table:table-cell office:value-type="float" office:value="1.086319" calcext:value-type="float">
            <text:p>1.086319</text:p>
          </table:table-cell>
          <table:table-cell table:formula="of:=ATAN([.A121])" office:value-type="float" office:value="1.08631885328893" calcext:value-type="float">
            <text:p>1.0863188533</text:p>
          </table:table-cell>
        </table:table-row>
        <table:table-row table:style-name="ro1">
          <table:table-cell office:value-type="float" office:value="2.0000021" calcext:value-type="float">
            <text:p>2.0000021</text:p>
          </table:table-cell>
          <table:table-cell office:value-type="float" office:value="1.1071491" calcext:value-type="float">
            <text:p>1.1071491</text:p>
          </table:table-cell>
          <table:table-cell table:formula="of:=ATAN([.A122])" office:value-type="float" office:value="1.10714913779374" calcext:value-type="float">
            <text:p>1.1071491378</text:p>
          </table:table-cell>
        </table:table-row>
        <table:table-row table:style-name="ro1">
          <table:table-cell office:value-type="float" office:value="2.100002" calcext:value-type="float">
            <text:p>2.100002</text:p>
          </table:table-cell>
          <table:table-cell office:value-type="float" office:value="1.1263776" calcext:value-type="float">
            <text:p>1.1263776</text:p>
          </table:table-cell>
          <table:table-cell table:formula="of:=ATAN([.A123])" office:value-type="float" office:value="1.12637748657928" calcext:value-type="float">
            <text:p>1.1263774866</text:p>
          </table:table-cell>
        </table:table-row>
        <table:table-row table:style-name="ro1">
          <table:table-cell office:value-type="float" office:value="2.200002" calcext:value-type="float">
            <text:p>2.200002</text:p>
          </table:table-cell>
          <table:table-cell office:value-type="float" office:value="1.1441692" calcext:value-type="float">
            <text:p>1.1441692</text:p>
          </table:table-cell>
          <table:table-cell table:formula="of:=ATAN([.A124])" office:value-type="float" office:value="1.14416917613352" calcext:value-type="float">
            <text:p>1.1441691761</text:p>
          </table:table-cell>
        </table:table-row>
        <table:table-row table:style-name="ro1">
          <table:table-cell office:value-type="float" office:value="2.3000019" calcext:value-type="float">
            <text:p>2.3000019</text:p>
          </table:table-cell>
          <table:table-cell office:value-type="float" office:value="1.1606693" calcext:value-type="float">
            <text:p>1.1606693</text:p>
          </table:table-cell>
          <table:table-cell table:formula="of:=ATAN([.A125])" office:value-type="float" office:value="1.16066928831997" calcext:value-type="float">
            <text:p>1.1606692883</text:p>
          </table:table-cell>
        </table:table-row>
        <table:table-row table:style-name="ro1">
          <table:table-cell office:value-type="float" office:value="2.4000018" calcext:value-type="float">
            <text:p>2.4000018</text:p>
          </table:table-cell>
          <table:table-cell office:value-type="float" office:value="1.1760055" calcext:value-type="float">
            <text:p>1.1760055</text:p>
          </table:table-cell>
          <table:table-cell table:formula="of:=ATAN([.A126])" office:value-type="float" office:value="1.17600547336715" calcext:value-type="float">
            <text:p>1.1760054734</text:p>
          </table:table-cell>
        </table:table-row>
        <table:table-row table:style-name="ro1">
          <table:table-cell office:value-type="float" office:value="2.5000017" calcext:value-type="float">
            <text:p>2.5000017</text:p>
          </table:table-cell>
          <table:table-cell office:value-type="float" office:value="1.1902902" calcext:value-type="float">
            <text:p>1.1902902</text:p>
          </table:table-cell>
          <table:table-cell table:formula="of:=ATAN([.A127])" office:value-type="float" office:value="1.19029018416515" calcext:value-type="float">
            <text:p>1.1902901842</text:p>
          </table:table-cell>
        </table:table-row>
        <table:table-row table:style-name="ro1">
          <table:table-cell office:value-type="float" office:value="2.6000016" calcext:value-type="float">
            <text:p>2.6000016</text:p>
          </table:table-cell>
          <table:table-cell office:value-type="float" office:value="1.2036227" calcext:value-type="float">
            <text:p>1.2036227</text:p>
          </table:table-cell>
          <table:table-cell table:formula="of:=ATAN([.A128])" office:value-type="float" office:value="1.20362269916213" calcext:value-type="float">
            <text:p>1.2036226992</text:p>
          </table:table-cell>
        </table:table-row>
        <table:table-row table:style-name="ro1">
          <table:table-cell office:value-type="float" office:value="2.7000015" calcext:value-type="float">
            <text:p>2.7000015</text:p>
          </table:table-cell>
          <table:table-cell office:value-type="float" office:value="1.2160909" calcext:value-type="float">
            <text:p>1.2160909</text:p>
          </table:table-cell>
          <table:table-cell table:formula="of:=ATAN([.A129])" office:value-type="float" office:value="1.21609085572476" calcext:value-type="float">
            <text:p>1.2160908557</text:p>
          </table:table-cell>
        </table:table-row>
        <table:table-row table:style-name="ro1">
          <table:table-cell office:value-type="float" office:value="2.8000014" calcext:value-type="float">
            <text:p>2.8000014</text:p>
          </table:table-cell>
          <table:table-cell office:value-type="float" office:value="1.2277726" calcext:value-type="float">
            <text:p>1.2277726</text:p>
          </table:table-cell>
          <table:table-cell table:formula="of:=ATAN([.A130])" office:value-type="float" office:value="1.22777254474516" calcext:value-type="float">
            <text:p>1.2277725447</text:p>
          </table:table-cell>
        </table:table-row>
        <table:table-row table:style-name="ro1">
          <table:table-cell office:value-type="float" office:value="2.9000013" calcext:value-type="float">
            <text:p>2.9000013</text:p>
          </table:table-cell>
          <table:table-cell office:value-type="float" office:value="1.238737" calcext:value-type="float">
            <text:p>1.238737</text:p>
          </table:table-cell>
          <table:table-cell table:formula="of:=ATAN([.A131])" office:value-type="float" office:value="1.23873699740286" calcext:value-type="float">
            <text:p>1.2387369974</text:p>
          </table:table-cell>
        </table:table-row>
        <table:table-row table:style-name="ro1">
          <table:table-cell office:value-type="float" office:value="3.0000012" calcext:value-type="float">
            <text:p>3.0000012</text:p>
          </table:table-cell>
          <table:table-cell office:value-type="float" office:value="1.249046" calcext:value-type="float">
            <text:p>1.249046</text:p>
          </table:table-cell>
          <table:table-cell table:formula="of:=ATAN([.A132])" office:value-type="float" office:value="1.24904589239821" calcext:value-type="float">
            <text:p>1.2490458924</text:p>
          </table:table-cell>
        </table:table-row>
        <table:table-row table:style-name="ro1">
          <table:table-cell office:value-type="float" office:value="3.100001" calcext:value-type="float">
            <text:p>3.100001</text:p>
          </table:table-cell>
          <table:table-cell office:value-type="float" office:value="1.2587544" calcext:value-type="float">
            <text:p>1.2587544</text:p>
          </table:table-cell>
          <table:table-cell table:formula="of:=ATAN([.A133])" office:value-type="float" office:value="1.25875429948304" calcext:value-type="float">
            <text:p>1.2587542995</text:p>
          </table:table-cell>
        </table:table-row>
        <table:table-row table:style-name="ro1">
          <table:table-cell office:value-type="float" office:value="3.200001" calcext:value-type="float">
            <text:p>3.200001</text:p>
          </table:table-cell>
          <table:table-cell office:value-type="float" office:value="1.2679116" calcext:value-type="float">
            <text:p>1.2679116</text:p>
          </table:table-cell>
          <table:table-cell table:formula="of:=ATAN([.A134])" office:value-type="float" office:value="1.26791154738787" calcext:value-type="float">
            <text:p>1.2679115474</text:p>
          </table:table-cell>
        </table:table-row>
        <table:table-row table:style-name="ro1">
          <table:table-cell office:value-type="float" office:value="3.300001" calcext:value-type="float">
            <text:p>3.300001</text:p>
          </table:table-cell>
          <table:table-cell office:value-type="float" office:value="1.276562" calcext:value-type="float">
            <text:p>1.276562</text:p>
          </table:table-cell>
          <table:table-cell table:formula="of:=ATAN([.A135])" office:value-type="float" office:value="1.27656184578797" calcext:value-type="float">
            <text:p>1.2765618458</text:p>
          </table:table-cell>
        </table:table-row>
        <table:table-row table:style-name="ro1">
          <table:table-cell office:value-type="float" office:value="3.4000008" calcext:value-type="float">
            <text:p>3.4000008</text:p>
          </table:table-cell>
          <table:table-cell office:value-type="float" office:value="1.284745" calcext:value-type="float">
            <text:p>1.284745</text:p>
          </table:table-cell>
          <table:table-cell table:formula="of:=ATAN([.A136])" office:value-type="float" office:value="1.28474494877183" calcext:value-type="float">
            <text:p>1.2847449488</text:p>
          </table:table-cell>
        </table:table-row>
        <table:table-row table:style-name="ro1">
          <table:table-cell office:value-type="float" office:value="3.5000007" calcext:value-type="float">
            <text:p>3.5000007</text:p>
          </table:table-cell>
          <table:table-cell office:value-type="float" office:value="1.2924968" calcext:value-type="float">
            <text:p>1.2924968</text:p>
          </table:table-cell>
          <table:table-cell table:formula="of:=ATAN([.A137])" office:value-type="float" office:value="1.29249672061996" calcext:value-type="float">
            <text:p>1.2924967206</text:p>
          </table:table-cell>
        </table:table-row>
        <table:table-row table:style-name="ro1">
          <table:table-cell office:value-type="float" office:value="3.6000006" calcext:value-type="float">
            <text:p>3.6000006</text:p>
          </table:table-cell>
          <table:table-cell office:value-type="float" office:value="1.2998495" calcext:value-type="float">
            <text:p>1.2998495</text:p>
          </table:table-cell>
          <table:table-cell table:formula="of:=ATAN([.A138])" office:value-type="float" office:value="1.29984951943641" calcext:value-type="float">
            <text:p>1.2998495194</text:p>
          </table:table-cell>
        </table:table-row>
        <table:table-row table:style-name="ro1">
          <table:table-cell office:value-type="float" office:value="3.7000005" calcext:value-type="float">
            <text:p>3.7000005</text:p>
          </table:table-cell>
          <table:table-cell office:value-type="float" office:value="1.3068327" calcext:value-type="float">
            <text:p>1.3068327</text:p>
          </table:table-cell>
          <table:table-cell table:formula="of:=ATAN([.A139])" office:value-type="float" office:value="1.30683263720595" calcext:value-type="float">
            <text:p>1.3068326372</text:p>
          </table:table-cell>
        </table:table-row>
        <table:table-row table:style-name="ro1">
          <table:table-cell office:value-type="float" office:value="3.8000004" calcext:value-type="float">
            <text:p>3.8000004</text:p>
          </table:table-cell>
          <table:table-cell office:value-type="float" office:value="1.3134726" calcext:value-type="float">
            <text:p>1.3134726</text:p>
          </table:table-cell>
          <table:table-cell table:formula="of:=ATAN([.A140])" office:value-type="float" office:value="1.31347263773054" calcext:value-type="float">
            <text:p>1.3134726377</text:p>
          </table:table-cell>
        </table:table-row>
        <table:table-row table:style-name="ro1">
          <table:table-cell office:value-type="float" office:value="3.9000003" calcext:value-type="float">
            <text:p>3.9000003</text:p>
          </table:table-cell>
          <table:table-cell office:value-type="float" office:value="1.3197937" calcext:value-type="float">
            <text:p>1.3197937</text:p>
          </table:table-cell>
          <table:table-cell table:formula="of:=ATAN([.A141])" office:value-type="float" office:value="1.31979365865896" calcext:value-type="float">
            <text:p>1.3197936587</text:p>
          </table:table-cell>
        </table:table-row>
        <table:table-row table:style-name="ro1">
          <table:table-cell office:value-type="float" office:value="4.0000005" calcext:value-type="float">
            <text:p>4.0000005</text:p>
          </table:table-cell>
          <table:table-cell office:value-type="float" office:value="1.3258177" calcext:value-type="float">
            <text:p>1.3258177</text:p>
          </table:table-cell>
          <table:table-cell table:formula="of:=ATAN([.A142])" office:value-type="float" office:value="1.32581769307979" calcext:value-type="float">
            <text:p>1.3258176931</text:p>
          </table:table-cell>
        </table:table-row>
        <table:table-row table:style-name="ro1">
          <table:table-cell office:value-type="float" office:value="4.1000004" calcext:value-type="float">
            <text:p>4.1000004</text:p>
          </table:table-cell>
          <table:table-cell office:value-type="float" office:value="1.3315648" calcext:value-type="float">
            <text:p>1.3315648</text:p>
          </table:table-cell>
          <table:table-cell table:formula="of:=ATAN([.A143])" office:value-type="float" office:value="1.33156474929053" calcext:value-type="float">
            <text:p>1.3315647493</text:p>
          </table:table-cell>
        </table:table-row>
        <table:table-row table:style-name="ro1">
          <table:table-cell office:value-type="float" office:value="4.2000003" calcext:value-type="float">
            <text:p>4.2000003</text:p>
          </table:table-cell>
          <table:table-cell office:value-type="float" office:value="1.3370532" calcext:value-type="float">
            <text:p>1.3370532</text:p>
          </table:table-cell>
          <table:table-cell table:formula="of:=ATAN([.A144])" office:value-type="float" office:value="1.33705316202041" calcext:value-type="float">
            <text:p>1.33705316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.3422997" calcext:value-type="float">
            <text:p>1.3422997</text:p>
          </table:table-cell>
          <table:table-cell table:formula="of:=ATAN([.A145])" office:value-type="float" office:value="1.34229968750303" calcext:value-type="float">
            <text:p>1.342299687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.3473198" calcext:value-type="float">
            <text:p>1.3473198</text:p>
          </table:table-cell>
          <table:table-cell table:formula="of:=ATAN([.A146])" office:value-type="float" office:value="1.34731972565426" calcext:value-type="float">
            <text:p>1.347319725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3521274" calcext:value-type="float">
            <text:p>1.3521274</text:p>
          </table:table-cell>
          <table:table-cell table:formula="of:=ATAN([.A147])" office:value-type="float" office:value="1.35212738092095" calcext:value-type="float">
            <text:p>1.352127380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.3567357" calcext:value-type="float">
            <text:p>1.3567357</text:p>
          </table:table-cell>
          <table:table-cell table:formula="of:=ATAN([.A148])" office:value-type="float" office:value="1.35673564323108" calcext:value-type="float">
            <text:p>1.356735643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.3611565" calcext:value-type="float">
            <text:p>1.3611565</text:p>
          </table:table-cell>
          <table:table-cell table:formula="of:=ATAN([.A149])" office:value-type="float" office:value="1.36115648092068" calcext:value-type="float">
            <text:p>1.3611564809</text:p>
          </table:table-cell>
        </table:table-row>
        <table:table-row table:style-name="ro1">
          <table:table-cell office:value-type="float" office:value="4.7999997" calcext:value-type="float">
            <text:p>4.7999997</text:p>
          </table:table-cell>
          <table:table-cell office:value-type="float" office:value="1.365401" calcext:value-type="float">
            <text:p>1.365401</text:p>
          </table:table-cell>
          <table:table-cell table:formula="of:=ATAN([.A150])" office:value-type="float" office:value="1.36540092512593" calcext:value-type="float">
            <text:p>1.3654009251</text:p>
          </table:table-cell>
        </table:table-row>
        <table:table-row table:style-name="ro1">
          <table:table-cell office:value-type="float" office:value="4.8999996" calcext:value-type="float">
            <text:p>4.8999996</text:p>
          </table:table-cell>
          <table:table-cell office:value-type="float" office:value="1.3694792" calcext:value-type="float">
            <text:p>1.3694792</text:p>
          </table:table-cell>
          <table:table-cell table:formula="of:=ATAN([.A151])" office:value-type="float" office:value="1.36947920242665" calcext:value-type="float">
            <text:p>1.3694792024</text:p>
          </table:table-cell>
        </table:table-row>
        <table:table-row table:style-name="ro1">
          <table:table-cell office:value-type="float" office:value="4.9999995" calcext:value-type="float">
            <text:p>4.9999995</text:p>
          </table:table-cell>
          <table:table-cell office:value-type="float" office:value="1.3734008" calcext:value-type="float">
            <text:p>1.3734008</text:p>
          </table:table-cell>
          <table:table-cell table:formula="of:=ATAN([.A152])" office:value-type="float" office:value="1.37340074771424" calcext:value-type="float">
            <text:p>1.3734007477</text:p>
          </table:table-cell>
        </table:table-row>
        <table:table-row table:style-name="ro1">
          <table:table-cell office:value-type="float" office:value="5.0999994" calcext:value-type="float">
            <text:p>5.0999994</text:p>
          </table:table-cell>
          <table:table-cell office:value-type="float" office:value="1.3771744" calcext:value-type="float">
            <text:p>1.3771744</text:p>
          </table:table-cell>
          <table:table-cell table:formula="of:=ATAN([.A153])" office:value-type="float" office:value="1.37717431172495" calcext:value-type="float">
            <text:p>1.3771743117</text:p>
          </table:table-cell>
        </table:table-row>
        <table:table-row table:style-name="ro1">
          <table:table-cell office:value-type="float" office:value="5.1999993" calcext:value-type="float">
            <text:p>5.1999993</text:p>
          </table:table-cell>
          <table:table-cell office:value-type="float" office:value="1.3808081" calcext:value-type="float">
            <text:p>1.3808081</text:p>
          </table:table-cell>
          <table:table-cell table:formula="of:=ATAN([.A154])" office:value-type="float" office:value="1.38080801391184" calcext:value-type="float">
            <text:p>1.3808080139</text:p>
          </table:table-cell>
        </table:table-row>
        <table:table-row table:style-name="ro1">
          <table:table-cell office:value-type="float" office:value="5.299999" calcext:value-type="float">
            <text:p>5.299999</text:p>
          </table:table-cell>
          <table:table-cell office:value-type="float" office:value="1.3843094" calcext:value-type="float">
            <text:p>1.3843094</text:p>
          </table:table-cell>
          <table:table-cell table:formula="of:=ATAN([.A155])" office:value-type="float" office:value="1.3843093907516" calcext:value-type="float">
            <text:p>1.3843093908</text:p>
          </table:table-cell>
        </table:table-row>
        <table:table-row table:style-name="ro1">
          <table:table-cell office:value-type="float" office:value="5.399999" calcext:value-type="float">
            <text:p>5.399999</text:p>
          </table:table-cell>
          <table:table-cell office:value-type="float" office:value="1.3876855" calcext:value-type="float">
            <text:p>1.3876855</text:p>
          </table:table-cell>
          <table:table-cell table:formula="of:=ATAN([.A156])" office:value-type="float" office:value="1.38768547637591" calcext:value-type="float">
            <text:p>1.3876854764</text:p>
          </table:table-cell>
        </table:table-row>
        <table:table-row table:style-name="ro1">
          <table:table-cell office:value-type="float" office:value="5.499999" calcext:value-type="float">
            <text:p>5.499999</text:p>
          </table:table-cell>
          <table:table-cell office:value-type="float" office:value="1.3909428" calcext:value-type="float">
            <text:p>1.3909428</text:p>
          </table:table-cell>
          <table:table-cell table:formula="of:=ATAN([.A157])" office:value-type="float" office:value="1.39094279500241" calcext:value-type="float">
            <text:p>1.390942795</text:p>
          </table:table-cell>
        </table:table-row>
        <table:table-row table:style-name="ro1">
          <table:table-cell office:value-type="float" office:value="5.599999" calcext:value-type="float">
            <text:p>5.599999</text:p>
          </table:table-cell>
          <table:table-cell office:value-type="float" office:value="1.3940876" calcext:value-type="float">
            <text:p>1.3940876</text:p>
          </table:table-cell>
          <table:table-cell table:formula="of:=ATAN([.A158])" office:value-type="float" office:value="1.39408743982251" calcext:value-type="float">
            <text:p>1.3940874398</text:p>
          </table:table-cell>
        </table:table-row>
        <table:table-row table:style-name="ro1">
          <table:table-cell office:value-type="float" office:value="5.699999" calcext:value-type="float">
            <text:p>5.699999</text:p>
          </table:table-cell>
          <table:table-cell office:value-type="float" office:value="1.3971251" calcext:value-type="float">
            <text:p>1.3971251</text:p>
          </table:table-cell>
          <table:table-cell table:formula="of:=ATAN([.A159])" office:value-type="float" office:value="1.39712509859366" calcext:value-type="float">
            <text:p>1.3971250986</text:p>
          </table:table-cell>
        </table:table-row>
        <table:table-row table:style-name="ro1">
          <table:table-cell office:value-type="float" office:value="5.7999988" calcext:value-type="float">
            <text:p>5.7999988</text:p>
          </table:table-cell>
          <table:table-cell office:value-type="float" office:value="1.4000611" calcext:value-type="float">
            <text:p>1.4000611</text:p>
          </table:table-cell>
          <table:table-cell table:formula="of:=ATAN([.A160])" office:value-type="float" office:value="1.40006108067757" calcext:value-type="float">
            <text:p>1.4000610807</text:p>
          </table:table-cell>
        </table:table-row>
        <table:table-row table:style-name="ro1">
          <table:table-cell office:value-type="float" office:value="5.8999987" calcext:value-type="float">
            <text:p>5.8999987</text:p>
          </table:table-cell>
          <table:table-cell office:value-type="float" office:value="1.4029005" calcext:value-type="float">
            <text:p>1.4029005</text:p>
          </table:table-cell>
          <table:table-cell table:formula="of:=ATAN([.A161])" office:value-type="float" office:value="1.40290036724181" calcext:value-type="float">
            <text:p>1.4029003672</text:p>
          </table:table-cell>
        </table:table-row>
        <table:table-row table:style-name="ro1">
          <table:table-cell office:value-type="float" office:value="5.9999986" calcext:value-type="float">
            <text:p>5.9999986</text:p>
          </table:table-cell>
          <table:table-cell office:value-type="float" office:value="1.4056476" calcext:value-type="float">
            <text:p>1.4056476</text:p>
          </table:table-cell>
          <table:table-cell table:formula="of:=ATAN([.A162])" office:value-type="float" office:value="1.40564761154242" calcext:value-type="float">
            <text:p>1.4056476115</text:p>
          </table:table-cell>
        </table:table-row>
        <table:table-row table:style-name="ro1">
          <table:table-cell office:value-type="float" office:value="6.0999985" calcext:value-type="float">
            <text:p>6.0999985</text:p>
          </table:table-cell>
          <table:table-cell office:value-type="float" office:value="1.4083072" calcext:value-type="float">
            <text:p>1.4083072</text:p>
          </table:table-cell>
          <table:table-cell table:formula="of:=ATAN([.A163])" office:value-type="float" office:value="1.40830717832094" calcext:value-type="float">
            <text:p>1.4083071783</text:p>
          </table:table-cell>
        </table:table-row>
        <table:table-row table:style-name="ro1">
          <table:table-cell office:value-type="float" office:value="6.1999984" calcext:value-type="float">
            <text:p>6.1999984</text:p>
          </table:table-cell>
          <table:table-cell office:value-type="float" office:value="1.4108832" calcext:value-type="float">
            <text:p>1.4108832</text:p>
          </table:table-cell>
          <table:table-cell table:formula="of:=ATAN([.A164])" office:value-type="float" office:value="1.41088316306872" calcext:value-type="float">
            <text:p>1.4108831631</text:p>
          </table:table-cell>
        </table:table-row>
        <table:table-row table:style-name="ro1">
          <table:table-cell office:value-type="float" office:value="6.2999983" calcext:value-type="float">
            <text:p>6.2999983</text:p>
          </table:table-cell>
          <table:table-cell office:value-type="float" office:value="1.4133794" calcext:value-type="float">
            <text:p>1.4133794</text:p>
          </table:table-cell>
          <table:table-cell table:formula="of:=ATAN([.A165])" office:value-type="float" office:value="1.41337941228899" calcext:value-type="float">
            <text:p>1.4133794123</text:p>
          </table:table-cell>
        </table:table-row>
        <table:table-row table:style-name="ro1">
          <table:table-cell office:value-type="float" office:value="6.399998" calcext:value-type="float">
            <text:p>6.399998</text:p>
          </table:table-cell>
          <table:table-cell office:value-type="float" office:value="1.4157996" calcext:value-type="float">
            <text:p>1.4157996</text:p>
          </table:table-cell>
          <table:table-cell table:formula="of:=ATAN([.A166])" office:value-type="float" office:value="1.4157995372065" calcext:value-type="float">
            <text:p>1.4157995372</text:p>
          </table:table-cell>
        </table:table-row>
        <table:table-row table:style-name="ro1">
          <table:table-cell office:value-type="float" office:value="6.499998" calcext:value-type="float">
            <text:p>6.499998</text:p>
          </table:table-cell>
          <table:table-cell office:value-type="float" office:value="1.418147" calcext:value-type="float">
            <text:p>1.418147</text:p>
          </table:table-cell>
          <table:table-cell table:formula="of:=ATAN([.A167])" office:value-type="float" office:value="1.41814695215684" calcext:value-type="float">
            <text:p>1.4181469522</text:p>
          </table:table-cell>
        </table:table-row>
        <table:table-row table:style-name="ro1">
          <table:table-cell office:value-type="float" office:value="6.599998" calcext:value-type="float">
            <text:p>6.599998</text:p>
          </table:table-cell>
          <table:table-cell office:value-type="float" office:value="1.4204249" calcext:value-type="float">
            <text:p>1.4204249</text:p>
          </table:table-cell>
          <table:table-cell table:formula="of:=ATAN([.A168])" office:value-type="float" office:value="1.42042485390445" calcext:value-type="float">
            <text:p>1.4204248539</text:p>
          </table:table-cell>
        </table:table-row>
        <table:table-row table:style-name="ro1">
          <table:table-cell office:value-type="float" office:value="6.699998" calcext:value-type="float">
            <text:p>6.699998</text:p>
          </table:table-cell>
          <table:table-cell office:value-type="float" office:value="1.4226363" calcext:value-type="float">
            <text:p>1.4226363</text:p>
          </table:table-cell>
          <table:table-cell table:formula="of:=ATAN([.A169])" office:value-type="float" office:value="1.42263626248057" calcext:value-type="float">
            <text:p>1.4226362625</text:p>
          </table:table-cell>
        </table:table-row>
        <table:table-row table:style-name="ro1">
          <table:table-cell office:value-type="float" office:value="6.799998" calcext:value-type="float">
            <text:p>6.799998</text:p>
          </table:table-cell>
          <table:table-cell office:value-type="float" office:value="1.4247841" calcext:value-type="float">
            <text:p>1.4247841</text:p>
          </table:table-cell>
          <table:table-cell table:formula="of:=ATAN([.A170])" office:value-type="float" office:value="1.42478402674661" calcext:value-type="float">
            <text:p>1.4247840267</text:p>
          </table:table-cell>
        </table:table-row>
        <table:table-row table:style-name="ro1">
          <table:table-cell office:value-type="float" office:value="6.8999977" calcext:value-type="float">
            <text:p>6.8999977</text:p>
          </table:table-cell>
          <table:table-cell office:value-type="float" office:value="1.4268708" calcext:value-type="float">
            <text:p>1.4268708</text:p>
          </table:table-cell>
          <table:table-cell table:formula="of:=ATAN([.A171])" office:value-type="float" office:value="1.4268708300913" calcext:value-type="float">
            <text:p>1.4268708301</text:p>
          </table:table-cell>
        </table:table-row>
        <table:table-row table:style-name="ro1">
          <table:table-cell office:value-type="float" office:value="6.9999976" calcext:value-type="float">
            <text:p>6.9999976</text:p>
          </table:table-cell>
          <table:table-cell office:value-type="float" office:value="1.4288993" calcext:value-type="float">
            <text:p>1.4288993</text:p>
          </table:table-cell>
          <table:table-cell table:formula="of:=ATAN([.A172])" office:value-type="float" office:value="1.42889922419072" calcext:value-type="float">
            <text:p>1.4288992242</text:p>
          </table:table-cell>
        </table:table-row>
        <table:table-row table:style-name="ro1">
          <table:table-cell office:value-type="float" office:value="7.0999975" calcext:value-type="float">
            <text:p>7.0999975</text:p>
          </table:table-cell>
          <table:table-cell office:value-type="float" office:value="1.4308717" calcext:value-type="float">
            <text:p>1.4308717</text:p>
          </table:table-cell>
          <table:table-cell table:formula="of:=ATAN([.A173])" office:value-type="float" office:value="1.43087160759209" calcext:value-type="float">
            <text:p>1.4308716076</text:p>
          </table:table-cell>
        </table:table-row>
        <table:table-row table:style-name="ro1">
          <table:table-cell office:value-type="float" office:value="7.1999974" calcext:value-type="float">
            <text:p>7.1999974</text:p>
          </table:table-cell>
          <table:table-cell office:value-type="float" office:value="1.4327903" calcext:value-type="float">
            <text:p>1.4327903</text:p>
          </table:table-cell>
          <table:table-cell table:formula="of:=ATAN([.A174])" office:value-type="float" office:value="1.43279025393221" calcext:value-type="float">
            <text:p>1.4327902539</text:p>
          </table:table-cell>
        </table:table-row>
        <table:table-row table:style-name="ro1">
          <table:table-cell office:value-type="float" office:value="7.2999973" calcext:value-type="float">
            <text:p>7.2999973</text:p>
          </table:table-cell>
          <table:table-cell office:value-type="float" office:value="1.4346573" calcext:value-type="float">
            <text:p>1.4346573</text:p>
          </table:table-cell>
          <table:table-cell table:formula="of:=ATAN([.A175])" office:value-type="float" office:value="1.43465731620882" calcext:value-type="float">
            <text:p>1.4346573162</text:p>
          </table:table-cell>
        </table:table-row>
        <table:table-row table:style-name="ro1">
          <table:table-cell office:value-type="float" office:value="7.399997" calcext:value-type="float">
            <text:p>7.399997</text:p>
          </table:table-cell>
          <table:table-cell office:value-type="float" office:value="1.4364749" calcext:value-type="float">
            <text:p>1.4364749</text:p>
          </table:table-cell>
          <table:table-cell table:formula="of:=ATAN([.A176])" office:value-type="float" office:value="1.4364748310399" calcext:value-type="float">
            <text:p>1.436474831</text:p>
          </table:table-cell>
        </table:table-row>
        <table:table-row table:style-name="ro1">
          <table:table-cell office:value-type="float" office:value="7.499997" calcext:value-type="float">
            <text:p>7.499997</text:p>
          </table:table-cell>
          <table:table-cell office:value-type="float" office:value="1.4382448" calcext:value-type="float">
            <text:p>1.4382448</text:p>
          </table:table-cell>
          <table:table-cell table:formula="of:=ATAN([.A177])" office:value-type="float" office:value="1.43824474209646" calcext:value-type="float">
            <text:p>1.4382447421</text:p>
          </table:table-cell>
        </table:table-row>
        <table:table-row table:style-name="ro1">
          <table:table-cell office:value-type="float" office:value="7.599997" calcext:value-type="float">
            <text:p>7.599997</text:p>
          </table:table-cell>
          <table:table-cell office:value-type="float" office:value="1.439969" calcext:value-type="float">
            <text:p>1.439969</text:p>
          </table:table-cell>
          <table:table-cell table:formula="of:=ATAN([.A178])" office:value-type="float" office:value="1.43996887966568" calcext:value-type="float">
            <text:p>1.4399688797</text:p>
          </table:table-cell>
        </table:table-row>
        <table:table-row table:style-name="ro1">
          <table:table-cell office:value-type="float" office:value="7.699997" calcext:value-type="float">
            <text:p>7.699997</text:p>
          </table:table-cell>
          <table:table-cell office:value-type="float" office:value="1.4416491" calcext:value-type="float">
            <text:p>1.4416491</text:p>
          </table:table-cell>
          <table:table-cell table:formula="of:=ATAN([.A179])" office:value-type="float" office:value="1.44164898690736" calcext:value-type="float">
            <text:p>1.4416489869</text:p>
          </table:table-cell>
        </table:table-row>
        <table:table-row table:style-name="ro1">
          <table:table-cell office:value-type="float" office:value="7.799997" calcext:value-type="float">
            <text:p>7.799997</text:p>
          </table:table-cell>
          <table:table-cell office:value-type="float" office:value="1.4432868" calcext:value-type="float">
            <text:p>1.4432868</text:p>
          </table:table-cell>
          <table:table-cell table:formula="of:=ATAN([.A180])" office:value-type="float" office:value="1.44328672006735" calcext:value-type="float">
            <text:p>1.4432867201</text:p>
          </table:table-cell>
        </table:table-row>
        <table:table-row table:style-name="ro1">
          <table:table-cell office:value-type="float" office:value="7.8999968" calcext:value-type="float">
            <text:p>7.8999968</text:p>
          </table:table-cell>
          <table:table-cell office:value-type="float" office:value="1.4448837" calcext:value-type="float">
            <text:p>1.4448837</text:p>
          </table:table-cell>
          <table:table-cell table:formula="of:=ATAN([.A181])" office:value-type="float" office:value="1.44488365064385" calcext:value-type="float">
            <text:p>1.4448836506</text:p>
          </table:table-cell>
        </table:table-row>
        <table:table-row table:style-name="ro1">
          <table:table-cell office:value-type="float" office:value="7.9999967" calcext:value-type="float">
            <text:p>7.9999967</text:p>
          </table:table-cell>
          <table:table-cell office:value-type="float" office:value="1.4464413" calcext:value-type="float">
            <text:p>1.4464413</text:p>
          </table:table-cell>
          <table:table-cell table:formula="of:=ATAN([.A182])" office:value-type="float" office:value="1.44644128147888" calcext:value-type="float">
            <text:p>1.4464412815</text:p>
          </table:table-cell>
        </table:table-row>
        <table:table-row table:style-name="ro1">
          <table:table-cell office:value-type="float" office:value="8.099997" calcext:value-type="float">
            <text:p>8.099997</text:p>
          </table:table-cell>
          <table:table-cell office:value-type="float" office:value="1.4479611" calcext:value-type="float">
            <text:p>1.4479611</text:p>
          </table:table-cell>
          <table:table-cell table:formula="of:=ATAN([.A183])" office:value-type="float" office:value="1.4479610428787" calcext:value-type="float">
            <text:p>1.4479610429</text:p>
          </table:table-cell>
        </table:table-row>
        <table:table-row table:style-name="ro1">
          <table:table-cell office:value-type="float" office:value="8.199997" calcext:value-type="float">
            <text:p>8.199997</text:p>
          </table:table-cell>
          <table:table-cell office:value-type="float" office:value="1.4494443" calcext:value-type="float">
            <text:p>1.4494443</text:p>
          </table:table-cell>
          <table:table-cell table:formula="of:=ATAN([.A184])" office:value-type="float" office:value="1.44944428226163" calcext:value-type="float">
            <text:p>1.4494442823</text:p>
          </table:table-cell>
        </table:table-row>
        <table:table-row table:style-name="ro1">
          <table:table-cell office:value-type="float" office:value="8.299997" calcext:value-type="float">
            <text:p>8.299997</text:p>
          </table:table-cell>
          <table:table-cell office:value-type="float" office:value="1.4508923" calcext:value-type="float">
            <text:p>1.4508923</text:p>
          </table:table-cell>
          <table:table-cell table:formula="of:=ATAN([.A185])" office:value-type="float" office:value="1.45089229850526" calcext:value-type="float">
            <text:p>1.4508922985</text:p>
          </table:table-cell>
        </table:table-row>
        <table:table-row table:style-name="ro1">
          <table:table-cell office:value-type="float" office:value="8.399998" calcext:value-type="float">
            <text:p>8.399998</text:p>
          </table:table-cell>
          <table:table-cell office:value-type="float" office:value="1.4523064" calcext:value-type="float">
            <text:p>1.4523064</text:p>
          </table:table-cell>
          <table:table-cell table:formula="of:=ATAN([.A186])" office:value-type="float" office:value="1.45230633968818" calcext:value-type="float">
            <text:p>1.4523063397</text:p>
          </table:table-cell>
        </table:table-row>
        <table:table-row table:style-name="ro1">
          <table:table-cell office:value-type="float" office:value="8.499998" calcext:value-type="float">
            <text:p>8.499998</text:p>
          </table:table-cell>
          <table:table-cell office:value-type="float" office:value="1.4536875" calcext:value-type="float">
            <text:p>1.4536875</text:p>
          </table:table-cell>
          <table:table-cell table:formula="of:=ATAN([.A187])" office:value-type="float" office:value="1.45368755492427" calcext:value-type="float">
            <text:p>1.4536875549</text:p>
          </table:table-cell>
        </table:table-row>
        <table:table-row table:style-name="ro1">
          <table:table-cell office:value-type="float" office:value="8.599998" calcext:value-type="float">
            <text:p>8.599998</text:p>
          </table:table-cell>
          <table:table-cell office:value-type="float" office:value="1.4550371" calcext:value-type="float">
            <text:p>1.4550371</text:p>
          </table:table-cell>
          <table:table-cell table:formula="of:=ATAN([.A188])" office:value-type="float" office:value="1.45503708239318" calcext:value-type="float">
            <text:p>1.4550370824</text:p>
          </table:table-cell>
        </table:table-row>
        <table:table-row table:style-name="ro1">
          <table:table-cell office:value-type="float" office:value="8.699999" calcext:value-type="float">
            <text:p>8.699999</text:p>
          </table:table-cell>
          <table:table-cell office:value-type="float" office:value="1.456356" calcext:value-type="float">
            <text:p>1.456356</text:p>
          </table:table-cell>
          <table:table-cell table:formula="of:=ATAN([.A189])" office:value-type="float" office:value="1.45635600848532" calcext:value-type="float">
            <text:p>1.4563560085</text:p>
          </table:table-cell>
        </table:table-row>
        <table:table-row table:style-name="ro1">
          <table:table-cell office:value-type="float" office:value="8.799999" calcext:value-type="float">
            <text:p>8.799999</text:p>
          </table:table-cell>
          <table:table-cell office:value-type="float" office:value="1.4576454" calcext:value-type="float">
            <text:p>1.4576454</text:p>
          </table:table-cell>
          <table:table-cell table:formula="of:=ATAN([.A190])" office:value-type="float" office:value="1.45764533245581" calcext:value-type="float">
            <text:p>1.457645332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458906" calcext:value-type="float">
            <text:p>1.458906</text:p>
          </table:table-cell>
          <table:table-cell table:formula="of:=ATAN([.A191])" office:value-type="float" office:value="1.45890606062322" calcext:value-type="float">
            <text:p>1.45890606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601392" calcext:value-type="float">
            <text:p>1.4601392</text:p>
          </table:table-cell>
          <table:table-cell table:formula="of:=ATAN([.A192])" office:value-type="float" office:value="1.460139105621" calcext:value-type="float">
            <text:p>1.4601391056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4613454" calcext:value-type="float">
            <text:p>1.4613454</text:p>
          </table:table-cell>
          <table:table-cell table:formula="of:=ATAN([.A193])" office:value-type="float" office:value="1.46134537765353" calcext:value-type="float">
            <text:p>1.4613453777</text:p>
          </table:table-cell>
        </table:table-row>
        <table:table-row table:style-name="ro1">
          <table:table-cell office:value-type="float" office:value="9.200001" calcext:value-type="float">
            <text:p>9.200001</text:p>
          </table:table-cell>
          <table:table-cell office:value-type="float" office:value="1.4625258" calcext:value-type="float">
            <text:p>1.4625258</text:p>
          </table:table-cell>
          <table:table-cell table:formula="of:=ATAN([.A194])" office:value-type="float" office:value="1.46252574761123" calcext:value-type="float">
            <text:p>1.4625257476</text:p>
          </table:table-cell>
        </table:table-row>
        <table:table-row table:style-name="ro1">
          <table:table-cell office:value-type="float" office:value="9.300001" calcext:value-type="float">
            <text:p>9.300001</text:p>
          </table:table-cell>
          <table:table-cell office:value-type="float" office:value="1.4636811" calcext:value-type="float">
            <text:p>1.4636811</text:p>
          </table:table-cell>
          <table:table-cell table:formula="of:=ATAN([.A195])" office:value-type="float" office:value="1.46368101487254" calcext:value-type="float">
            <text:p>1.4636810149</text:p>
          </table:table-cell>
        </table:table-row>
        <table:table-row table:style-name="ro1">
          <table:table-cell office:value-type="float" office:value="9.400002" calcext:value-type="float">
            <text:p>9.400002</text:p>
          </table:table-cell>
          <table:table-cell office:value-type="float" office:value="1.464812" calcext:value-type="float">
            <text:p>1.464812</text:p>
          </table:table-cell>
          <table:table-cell table:formula="of:=ATAN([.A196])" office:value-type="float" office:value="1.46481199118667" calcext:value-type="float">
            <text:p>1.4648119912</text:p>
          </table:table-cell>
        </table:table-row>
        <table:table-row table:style-name="ro1">
          <table:table-cell office:value-type="float" office:value="9.500002" calcext:value-type="float">
            <text:p>9.500002</text:p>
          </table:table-cell>
          <table:table-cell office:value-type="float" office:value="1.4659195" calcext:value-type="float">
            <text:p>1.4659195</text:p>
          </table:table-cell>
          <table:table-cell table:formula="of:=ATAN([.A197])" office:value-type="float" office:value="1.46591940998247" calcext:value-type="float">
            <text:p>1.46591941</text:p>
          </table:table-cell>
        </table:table-row>
        <table:table-row table:style-name="ro1">
          <table:table-cell office:value-type="float" office:value="9.600002" calcext:value-type="float">
            <text:p>9.600002</text:p>
          </table:table-cell>
          <table:table-cell office:value-type="float" office:value="1.4670041" calcext:value-type="float">
            <text:p>1.4670041</text:p>
          </table:table-cell>
          <table:table-cell table:formula="of:=ATAN([.A198])" office:value-type="float" office:value="1.46700400780629" calcext:value-type="float">
            <text:p>1.4670040078</text:p>
          </table:table-cell>
        </table:table-row>
        <table:table-row table:style-name="ro1">
          <table:table-cell office:value-type="float" office:value="9.700003" calcext:value-type="float">
            <text:p>9.700003</text:p>
          </table:table-cell>
          <table:table-cell office:value-type="float" office:value="1.4680666" calcext:value-type="float">
            <text:p>1.4680666</text:p>
          </table:table-cell>
          <table:table-cell table:formula="of:=ATAN([.A199])" office:value-type="float" office:value="1.46806649092528" calcext:value-type="float">
            <text:p>1.4680664909</text:p>
          </table:table-cell>
        </table:table-row>
        <table:table-row table:style-name="ro1">
          <table:table-cell office:value-type="float" office:value="9.800003" calcext:value-type="float">
            <text:p>9.800003</text:p>
          </table:table-cell>
          <table:table-cell office:value-type="float" office:value="1.4691075" calcext:value-type="float">
            <text:p>1.4691075</text:p>
          </table:table-cell>
          <table:table-cell table:formula="of:=ATAN([.A200])" office:value-type="float" office:value="1.4691075059469" calcext:value-type="float">
            <text:p>1.4691075059</text:p>
          </table:table-cell>
        </table:table-row>
        <table:table-row table:style-name="ro1">
          <table:table-cell office:value-type="float" office:value="9.900003" calcext:value-type="float">
            <text:p>9.900003</text:p>
          </table:table-cell>
          <table:table-cell office:value-type="float" office:value="1.4701277" calcext:value-type="float">
            <text:p>1.4701277</text:p>
          </table:table-cell>
          <table:table-cell table:formula="of:=ATAN([.A201])" office:value-type="float" office:value="1.47012770493703" calcext:value-type="float">
            <text:p>1.47012770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09:25:32.059329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9T09:26:24.516524696</dc:date>
    <dc:creator>Nizar Salah</dc:creator>
    <meta:editing-duration>PT26M24S</meta:editing-duration>
    <meta:editing-cycles>2</meta:editing-cycles>
    <meta:generator>LibreOffice/4.3.7.2$Linux_X86_64 LibreOffice_project/430$Build-2</meta:generator>
    <meta:document-statistic meta:table-count="1" meta:cell-count="6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scatter" chart:style-name="ch1">
        <chart:legend chart:legend-position="end" svg:x="12.58cm" svg:y="3.954cm" style:legend-expansion="high" chart:style-name="ch2"/>
        <chart:plot-area chart:style-name="ch3" table:cell-range-address="vals.A2:vals.C201 vals.B1:vals.C1" chart:data-source-has-labels="row" svg:x="0.32cm" svg:y="0.18cm" svg:width="11.94cm" svg:height="8.645cm">
          <chartooo:coordinate-region svg:x="0.558cm" svg:y="0.379cm" svg:width="11.515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ls.B2:vals.B201" chart:label-cell-address="vals.B1:vals.B1" chart:class="chart:scatter">
            <chart:domain table:cell-range-address="vals.A2:vals.A201"/>
            <chart:data-point chart:repeated="200"/>
          </chart:series>
          <chart:series chart:style-name="ch7" chart:values-cell-range-address="vals.C2:vals.C201" chart:label-cell-address="vals.C1:vals.C1" chart:class="chart:scatte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RE ATAN</text:p>
                <draw:g>
                  <svg:desc>vals.B1:vals.B1</svg:desc>
                </draw:g>
              </table:table-cell>
              <table:table-cell office:value-type="string">
                <text:p>ATAN MATH</text:p>
                <draw:g>
                  <svg:desc>vals.C1:val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vals.A2:vals.A201</svg:desc>
                </draw:g>
              </table:table-cell>
              <table:table-cell office:value-type="float" office:value="-1.4711277">
                <text:p>-1.4711277</text:p>
                <draw:g>
                  <svg:desc>vals.B2:vals.B201</svg:desc>
                </draw:g>
              </table:table-cell>
              <table:table-cell office:value-type="float" office:value="-1.47112767430373">
                <text:p>-1.47112767430373</text:p>
                <draw:g>
                  <svg:desc>vals.C2:vals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9">
                <text:p>-9.9</text:p>
              </table:table-cell>
              <table:table-cell office:value-type="float" office:value="-1.4701277">
                <text:p>-1.4701277</text:p>
              </table:table-cell>
              <table:table-cell office:value-type="float" office:value="-1.47012767463707">
                <text:p>-1.47012767463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799999">
                <text:p>-9.799999</text:p>
              </table:table-cell>
              <table:table-cell office:value-type="float" office:value="-1.4691075">
                <text:p>-1.4691075</text:p>
              </table:table-cell>
              <table:table-cell office:value-type="float" office:value="-1.46910746472679">
                <text:p>-1.469107464726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99999">
                <text:p>-9.699999</text:p>
              </table:table-cell>
              <table:table-cell office:value-type="float" office:value="-1.4680665">
                <text:p>-1.4680665</text:p>
              </table:table-cell>
              <table:table-cell office:value-type="float" office:value="-1.46806644885987">
                <text:p>-1.46806644885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599998">
                <text:p>-9.599998</text:p>
              </table:table-cell>
              <table:table-cell office:value-type="float" office:value="-1.4670041">
                <text:p>-1.4670041</text:p>
              </table:table-cell>
              <table:table-cell office:value-type="float" office:value="-1.46700396486941">
                <text:p>-1.46700396486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499998">
                <text:p>-9.499998</text:p>
              </table:table-cell>
              <table:table-cell office:value-type="float" office:value="-1.4659194">
                <text:p>-1.4659194</text:p>
              </table:table-cell>
              <table:table-cell office:value-type="float" office:value="-1.46591936614685">
                <text:p>-1.46591936614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399998">
                <text:p>-9.399998</text:p>
              </table:table-cell>
              <table:table-cell office:value-type="float" office:value="-1.464812">
                <text:p>-1.464812</text:p>
              </table:table-cell>
              <table:table-cell office:value-type="float" office:value="-1.46481194642391">
                <text:p>-1.46481194642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299997">
                <text:p>-9.299997</text:p>
              </table:table-cell>
              <table:table-cell office:value-type="float" office:value="-1.463681">
                <text:p>-1.463681</text:p>
              </table:table-cell>
              <table:table-cell office:value-type="float" office:value="-1.46368096915302">
                <text:p>-1.463680969153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199997">
                <text:p>-9.199997</text:p>
              </table:table-cell>
              <table:table-cell office:value-type="float" office:value="-1.4625257">
                <text:p>-1.4625257</text:p>
              </table:table-cell>
              <table:table-cell office:value-type="float" office:value="-1.46252570090407">
                <text:p>-1.46252570090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099997">
                <text:p>-9.099997</text:p>
              </table:table-cell>
              <table:table-cell office:value-type="float" office:value="-1.4613454">
                <text:p>-1.4613454</text:p>
              </table:table-cell>
              <table:table-cell office:value-type="float" office:value="-1.46134534185827">
                <text:p>-1.461345341858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999996">
                <text:p>-8.999996</text:p>
              </table:table-cell>
              <table:table-cell office:value-type="float" office:value="-1.4601392">
                <text:p>-1.4601392</text:p>
              </table:table-cell>
              <table:table-cell office:value-type="float" office:value="-1.46013905684049">
                <text:p>-1.46013905684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899996">
                <text:p>-8.899996</text:p>
              </table:table-cell>
              <table:table-cell office:value-type="float" office:value="-1.458906">
                <text:p>-1.458906</text:p>
              </table:table-cell>
              <table:table-cell office:value-type="float" office:value="-1.4589060107541">
                <text:p>-1.45890601075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99995">
                <text:p>-8.799995</text:p>
              </table:table-cell>
              <table:table-cell office:value-type="float" office:value="-1.4576453">
                <text:p>-1.4576453</text:p>
              </table:table-cell>
              <table:table-cell office:value-type="float" office:value="-1.45764528146139">
                <text:p>-1.45764528146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699995">
                <text:p>-8.699995</text:p>
              </table:table-cell>
              <table:table-cell office:value-type="float" office:value="-1.456356">
                <text:p>-1.456356</text:p>
              </table:table-cell>
              <table:table-cell office:value-type="float" office:value="-1.45635595632725">
                <text:p>-1.456355956327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599995">
                <text:p>-8.599995</text:p>
              </table:table-cell>
              <table:table-cell office:value-type="float" office:value="-1.4550371">
                <text:p>-1.4550371</text:p>
              </table:table-cell>
              <table:table-cell office:value-type="float" office:value="-1.45503704237181">
                <text:p>-1.45503704237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499994">
                <text:p>-8.499994</text:p>
              </table:table-cell>
              <table:table-cell office:value-type="float" office:value="-1.4536875">
                <text:p>-1.4536875</text:p>
              </table:table-cell>
              <table:table-cell office:value-type="float" office:value="-1.45368750031671">
                <text:p>-1.453687500316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399994">
                <text:p>-8.399994</text:p>
              </table:table-cell>
              <table:table-cell office:value-type="float" office:value="-1.4523063">
                <text:p>-1.4523063</text:p>
              </table:table-cell>
              <table:table-cell office:value-type="float" office:value="-1.45230628379098">
                <text:p>-1.452306283790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2999935">
                <text:p>-8.2999935</text:p>
              </table:table-cell>
              <table:table-cell office:value-type="float" office:value="-1.4508923">
                <text:p>-1.4508923</text:p>
              </table:table-cell>
              <table:table-cell office:value-type="float" office:value="-1.45089224842651">
                <text:p>-1.45089224842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199993">
                <text:p>-8.199993</text:p>
              </table:table-cell>
              <table:table-cell office:value-type="float" office:value="-1.4494443">
                <text:p>-1.4494443</text:p>
              </table:table-cell>
              <table:table-cell office:value-type="float" office:value="-1.44944422364491">
                <text:p>-1.44944422364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099993">
                <text:p>-8.099993</text:p>
              </table:table-cell>
              <table:table-cell office:value-type="float" office:value="-1.447961">
                <text:p>-1.447961</text:p>
              </table:table-cell>
              <table:table-cell office:value-type="float" office:value="-1.44796098282759">
                <text:p>-1.447960982827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999993">
                <text:p>-7.999993</text:p>
              </table:table-cell>
              <table:table-cell office:value-type="float" office:value="-1.4464413">
                <text:p>-1.4464413</text:p>
              </table:table-cell>
              <table:table-cell office:value-type="float" office:value="-1.44644122455573">
                <text:p>-1.44644122455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899993">
                <text:p>-7.899993</text:p>
              </table:table-cell>
              <table:table-cell office:value-type="float" office:value="-1.4448836">
                <text:p>-1.4448836</text:p>
              </table:table-cell>
              <table:table-cell office:value-type="float" office:value="-1.44488359071632">
                <text:p>-1.44488359071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799993">
                <text:p>-7.799993</text:p>
              </table:table-cell>
              <table:table-cell office:value-type="float" office:value="-1.4432867">
                <text:p>-1.4432867</text:p>
              </table:table-cell>
              <table:table-cell office:value-type="float" office:value="-1.44328665538422">
                <text:p>-1.443286655384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699993">
                <text:p>-7.699993</text:p>
              </table:table-cell>
              <table:table-cell office:value-type="float" office:value="-1.441649">
                <text:p>-1.441649</text:p>
              </table:table-cell>
              <table:table-cell office:value-type="float" office:value="-1.44164892056128">
                <text:p>-1.44164892056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599993">
                <text:p>-7.599993</text:p>
              </table:table-cell>
              <table:table-cell office:value-type="float" office:value="-1.4399688">
                <text:p>-1.4399688</text:p>
              </table:table-cell>
              <table:table-cell office:value-type="float" office:value="-1.43996881159207">
                <text:p>-1.439968811592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4999933">
                <text:p>-7.4999933</text:p>
              </table:table-cell>
              <table:table-cell office:value-type="float" office:value="-1.4382447">
                <text:p>-1.4382447</text:p>
              </table:table-cell>
              <table:table-cell office:value-type="float" office:value="-1.43824467746755">
                <text:p>-1.43824467746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3999934">
                <text:p>-7.3999934</text:p>
              </table:table-cell>
              <table:table-cell office:value-type="float" office:value="-1.4364748">
                <text:p>-1.4364748</text:p>
              </table:table-cell>
              <table:table-cell office:value-type="float" office:value="-1.43647476647741">
                <text:p>-1.436474766477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2999935">
                <text:p>-7.2999935</text:p>
              </table:table-cell>
              <table:table-cell office:value-type="float" office:value="-1.4346573">
                <text:p>-1.4346573</text:p>
              </table:table-cell>
              <table:table-cell office:value-type="float" office:value="-1.43465724621426">
                <text:p>-1.434657246214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1999936">
                <text:p>-7.1999936</text:p>
              </table:table-cell>
              <table:table-cell office:value-type="float" office:value="-1.4327903">
                <text:p>-1.4327903</text:p>
              </table:table-cell>
              <table:table-cell office:value-type="float" office:value="-1.43279018201691">
                <text:p>-1.432790182016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0999937">
                <text:p>-7.0999937</text:p>
              </table:table-cell>
              <table:table-cell office:value-type="float" office:value="-1.4308716">
                <text:p>-1.4308716</text:p>
              </table:table-cell>
              <table:table-cell office:value-type="float" office:value="-1.43087153367642">
                <text:p>-1.430871533676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999994">
                <text:p>-6.999994</text:p>
              </table:table-cell>
              <table:table-cell office:value-type="float" office:value="-1.4288992">
                <text:p>-1.4288992</text:p>
              </table:table-cell>
              <table:table-cell office:value-type="float" office:value="-1.42889915219063">
                <text:p>-1.428899152190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899994">
                <text:p>-6.899994</text:p>
              </table:table-cell>
              <table:table-cell office:value-type="float" office:value="-1.4268708">
                <text:p>-1.4268708</text:p>
              </table:table-cell>
              <table:table-cell office:value-type="float" office:value="-1.42687075397518">
                <text:p>-1.426870753975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799994">
                <text:p>-6.799994</text:p>
              </table:table-cell>
              <table:table-cell office:value-type="float" office:value="-1.424784">
                <text:p>-1.424784</text:p>
              </table:table-cell>
              <table:table-cell office:value-type="float" office:value="-1.4247839420725">
                <text:p>-1.4247839420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699994">
                <text:p>-6.699994</text:p>
              </table:table-cell>
              <table:table-cell office:value-type="float" office:value="-1.4226363">
                <text:p>-1.4226363</text:p>
              </table:table-cell>
              <table:table-cell office:value-type="float" office:value="-1.42263617531551">
                <text:p>-1.422636175315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599994">
                <text:p>-6.599994</text:p>
              </table:table-cell>
              <table:table-cell office:value-type="float" office:value="-1.4204248">
                <text:p>-1.4204248</text:p>
              </table:table-cell>
              <table:table-cell office:value-type="float" office:value="-1.42042476413773">
                <text:p>-1.420424764137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4999943">
                <text:p>-6.4999943</text:p>
              </table:table-cell>
              <table:table-cell office:value-type="float" office:value="-1.4181468">
                <text:p>-1.4181468</text:p>
              </table:table-cell>
              <table:table-cell office:value-type="float" office:value="-1.41814686660761">
                <text:p>-1.418146866607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3999944">
                <text:p>-6.3999944</text:p>
              </table:table-cell>
              <table:table-cell office:value-type="float" office:value="-1.4157995">
                <text:p>-1.4157995</text:p>
              </table:table-cell>
              <table:table-cell office:value-type="float" office:value="-1.4157994514104">
                <text:p>-1.41579945141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2999945">
                <text:p>-6.2999945</text:p>
              </table:table-cell>
              <table:table-cell office:value-type="float" office:value="-1.4133794">
                <text:p>-1.4133794</text:p>
              </table:table-cell>
              <table:table-cell office:value-type="float" office:value="-1.41337931889984">
                <text:p>-1.41337931889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1999946">
                <text:p>-6.1999946</text:p>
              </table:table-cell>
              <table:table-cell office:value-type="float" office:value="-1.4108831">
                <text:p>-1.4108831</text:p>
              </table:table-cell>
              <table:table-cell office:value-type="float" office:value="-1.41088306671973">
                <text:p>-1.410883066719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0999947">
                <text:p>-6.0999947</text:p>
              </table:table-cell>
              <table:table-cell office:value-type="float" office:value="-1.4083071">
                <text:p>-1.4083071</text:p>
              </table:table-cell>
              <table:table-cell office:value-type="float" office:value="-1.40830707887043">
                <text:p>-1.40830707887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.9999948">
                <text:p>-5.9999948</text:p>
              </table:table-cell>
              <table:table-cell office:value-type="float" office:value="-1.4056475">
                <text:p>-1.4056475</text:p>
              </table:table-cell>
              <table:table-cell office:value-type="float" office:value="-1.40564750883961">
                <text:p>-1.405647508839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899995">
                <text:p>-5.899995</text:p>
              </table:table-cell>
              <table:table-cell office:value-type="float" office:value="-1.4029003">
                <text:p>-1.4029003</text:p>
              </table:table-cell>
              <table:table-cell office:value-type="float" office:value="-1.4029002639186">
                <text:p>-1.4029002639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799995">
                <text:p>-5.799995</text:p>
              </table:table-cell>
              <table:table-cell office:value-type="float" office:value="-1.400061">
                <text:p>-1.400061</text:p>
              </table:table-cell>
              <table:table-cell office:value-type="float" office:value="-1.40006097097769">
                <text:p>-1.400060970977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699995">
                <text:p>-5.699995</text:p>
              </table:table-cell>
              <table:table-cell office:value-type="float" office:value="-1.397125">
                <text:p>-1.397125</text:p>
              </table:table-cell>
              <table:table-cell office:value-type="float" office:value="-1.3971249791549">
                <text:p>-1.39712497915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599995">
                <text:p>-5.599995</text:p>
              </table:table-cell>
              <table:table-cell office:value-type="float" office:value="-1.3940873">
                <text:p>-1.3940873</text:p>
              </table:table-cell>
              <table:table-cell office:value-type="float" office:value="-1.39408731621298">
                <text:p>-1.394087316212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499995">
                <text:p>-5.499995</text:p>
              </table:table-cell>
              <table:table-cell office:value-type="float" office:value="-1.3909427">
                <text:p>-1.3909427</text:p>
              </table:table-cell>
              <table:table-cell office:value-type="float" office:value="-1.39094266700228">
                <text:p>-1.390942667002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3999953">
                <text:p>-5.3999953</text:p>
              </table:table-cell>
              <table:table-cell office:value-type="float" office:value="-1.3876854">
                <text:p>-1.3876854</text:p>
              </table:table-cell>
              <table:table-cell office:value-type="float" office:value="-1.38768535369674">
                <text:p>-1.387685353696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2999954">
                <text:p>-5.2999954</text:p>
              </table:table-cell>
              <table:table-cell office:value-type="float" office:value="-1.3843093">
                <text:p>-1.3843093</text:p>
              </table:table-cell>
              <table:table-cell office:value-type="float" office:value="-1.38430926699761">
                <text:p>-1.384309266997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1999955">
                <text:p>-5.1999955</text:p>
              </table:table-cell>
              <table:table-cell office:value-type="float" office:value="-1.3808079">
                <text:p>-1.3808079</text:p>
              </table:table-cell>
              <table:table-cell office:value-type="float" office:value="-1.38080787839103">
                <text:p>-1.380807878391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0999956">
                <text:p>-5.0999956</text:p>
              </table:table-cell>
              <table:table-cell office:value-type="float" office:value="-1.3771743">
                <text:p>-1.3771743</text:p>
              </table:table-cell>
              <table:table-cell office:value-type="float" office:value="-1.37717417103619">
                <text:p>-1.377174171036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9999957">
                <text:p>-4.9999957</text:p>
              </table:table-cell>
              <table:table-cell office:value-type="float" office:value="-1.3734007">
                <text:p>-1.3734007</text:p>
              </table:table-cell>
              <table:table-cell office:value-type="float" office:value="-1.37340060156026">
                <text:p>-1.373400601560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899996">
                <text:p>-4.899996</text:p>
              </table:table-cell>
              <table:table-cell office:value-type="float" office:value="-1.3694791">
                <text:p>-1.3694791</text:p>
              </table:table-cell>
              <table:table-cell office:value-type="float" office:value="-1.36947905848411">
                <text:p>-1.369479058484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799996">
                <text:p>-4.799996</text:p>
              </table:table-cell>
              <table:table-cell office:value-type="float" office:value="-1.3654008">
                <text:p>-1.3654008</text:p>
              </table:table-cell>
              <table:table-cell office:value-type="float" office:value="-1.36540077121565">
                <text:p>-1.365400771215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699996">
                <text:p>-4.699996</text:p>
              </table:table-cell>
              <table:table-cell office:value-type="float" office:value="-1.3611563">
                <text:p>-1.3611563</text:p>
              </table:table-cell>
              <table:table-cell office:value-type="float" office:value="-1.36115630768538">
                <text:p>-1.361156307685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599996">
                <text:p>-4.599996</text:p>
              </table:table-cell>
              <table:table-cell office:value-type="float" office:value="-1.3567355">
                <text:p>-1.3567355</text:p>
              </table:table-cell>
              <table:table-cell office:value-type="float" office:value="-1.35673546272551">
                <text:p>-1.356735462725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499996">
                <text:p>-4.499996</text:p>
              </table:table-cell>
              <table:table-cell office:value-type="float" office:value="-1.3521272">
                <text:p>-1.3521272</text:p>
              </table:table-cell>
              <table:table-cell office:value-type="float" office:value="-1.3521271926855">
                <text:p>-1.35212719268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3999963">
                <text:p>-4.3999963</text:p>
              </table:table-cell>
              <table:table-cell office:value-type="float" office:value="-1.3473196">
                <text:p>-1.3473196</text:p>
              </table:table-cell>
              <table:table-cell office:value-type="float" office:value="-1.34731954392524">
                <text:p>-1.347319543925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2999964">
                <text:p>-4.2999964</text:p>
              </table:table-cell>
              <table:table-cell office:value-type="float" office:value="-1.3422996">
                <text:p>-1.3422996</text:p>
              </table:table-cell>
              <table:table-cell office:value-type="float" office:value="-1.34229950279278">
                <text:p>-1.342299502792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1999965">
                <text:p>-4.1999965</text:p>
              </table:table-cell>
              <table:table-cell office:value-type="float" office:value="-1.3370531">
                <text:p>-1.3370531</text:p>
              </table:table-cell>
              <table:table-cell office:value-type="float" office:value="-1.33705295815761">
                <text:p>-1.337052958157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0999966">
                <text:p>-4.0999966</text:p>
              </table:table-cell>
              <table:table-cell office:value-type="float" office:value="-1.3315645">
                <text:p>-1.3315645</text:p>
              </table:table-cell>
              <table:table-cell office:value-type="float" office:value="-1.3315645359271">
                <text:p>-1.33156453592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9999967">
                <text:p>-3.9999967</text:p>
              </table:table-cell>
              <table:table-cell office:value-type="float" office:value="-1.3258175">
                <text:p>-1.3258175</text:p>
              </table:table-cell>
              <table:table-cell office:value-type="float" office:value="-1.32581746955023">
                <text:p>-1.325817469550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8999968">
                <text:p>-3.8999968</text:p>
              </table:table-cell>
              <table:table-cell office:value-type="float" office:value="-1.3197935">
                <text:p>-1.3197935</text:p>
              </table:table-cell>
              <table:table-cell office:value-type="float" office:value="-1.3197934427427">
                <text:p>-1.31979344274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7999969">
                <text:p>-3.7999969</text:p>
              </table:table-cell>
              <table:table-cell office:value-type="float" office:value="-1.3134724">
                <text:p>-1.3134724</text:p>
              </table:table-cell>
              <table:table-cell office:value-type="float" office:value="-1.31347241104645">
                <text:p>-1.313472411046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699997">
                <text:p>-3.699997</text:p>
              </table:table-cell>
              <table:table-cell office:value-type="float" office:value="-1.3068324">
                <text:p>-1.3068324</text:p>
              </table:table-cell>
              <table:table-cell office:value-type="float" office:value="-1.30683239894848">
                <text:p>-1.306832398948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99997">
                <text:p>-3.599997</text:p>
              </table:table-cell>
              <table:table-cell office:value-type="float" office:value="-1.2998493">
                <text:p>-1.2998493</text:p>
              </table:table-cell>
              <table:table-cell office:value-type="float" office:value="-1.2998492615566">
                <text:p>-1.29984926155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4999971">
                <text:p>-3.4999971</text:p>
              </table:table-cell>
              <table:table-cell office:value-type="float" office:value="-1.2924966">
                <text:p>-1.2924966</text:p>
              </table:table-cell>
              <table:table-cell office:value-type="float" office:value="-1.29249644892169">
                <text:p>-1.292496448921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3999972">
                <text:p>-3.3999972</text:p>
              </table:table-cell>
              <table:table-cell office:value-type="float" office:value="-1.2847447">
                <text:p>-1.2847447</text:p>
              </table:table-cell>
              <table:table-cell office:value-type="float" office:value="-1.28474466214747">
                <text:p>-1.284744662147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2999973">
                <text:p>-3.2999973</text:p>
              </table:table-cell>
              <table:table-cell office:value-type="float" office:value="-1.2765616">
                <text:p>-1.2765616</text:p>
              </table:table-cell>
              <table:table-cell office:value-type="float" office:value="-1.27656153460196">
                <text:p>-1.276561534601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1999974">
                <text:p>-3.1999974</text:p>
              </table:table-cell>
              <table:table-cell office:value-type="float" office:value="-1.2679112">
                <text:p>-1.2679112</text:p>
              </table:table-cell>
              <table:table-cell office:value-type="float" office:value="-1.26791122710303">
                <text:p>-1.267911227103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0999975">
                <text:p>-3.0999975</text:p>
              </table:table-cell>
              <table:table-cell office:value-type="float" office:value="-1.258754">
                <text:p>-1.258754</text:p>
              </table:table-cell>
              <table:table-cell office:value-type="float" office:value="-1.25875396960542">
                <text:p>-1.258753969605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9999976">
                <text:p>-2.9999976</text:p>
              </table:table-cell>
              <table:table-cell office:value-type="float" office:value="-1.2490456">
                <text:p>-1.2490456</text:p>
              </table:table-cell>
              <table:table-cell office:value-type="float" office:value="-1.24904553239808">
                <text:p>-1.249045532398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8999977">
                <text:p>-2.8999977</text:p>
              </table:table-cell>
              <table:table-cell office:value-type="float" office:value="-1.2387366">
                <text:p>-1.2387366</text:p>
              </table:table-cell>
              <table:table-cell office:value-type="float" office:value="-1.23873661483101">
                <text:p>-1.238736614831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7999978">
                <text:p>-2.7999978</text:p>
              </table:table-cell>
              <table:table-cell office:value-type="float" office:value="-1.2277722">
                <text:p>-1.2277722</text:p>
              </table:table-cell>
              <table:table-cell office:value-type="float" office:value="-1.22777213750524">
                <text:p>-1.227772137505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699998">
                <text:p>-2.699998</text:p>
              </table:table-cell>
              <table:table-cell office:value-type="float" office:value="-1.2160904">
                <text:p>-1.2160904</text:p>
              </table:table-cell>
              <table:table-cell office:value-type="float" office:value="-1.21609043352928">
                <text:p>-1.216090433529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599998">
                <text:p>-2.599998</text:p>
              </table:table-cell>
              <table:table-cell office:value-type="float" office:value="-1.2036222">
                <text:p>-1.2036222</text:p>
              </table:table-cell>
              <table:table-cell office:value-type="float" office:value="-1.20362223524455">
                <text:p>-1.20362223524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499998">
                <text:p>-2.499998</text:p>
              </table:table-cell>
              <table:table-cell office:value-type="float" office:value="-1.1902897">
                <text:p>-1.1902897</text:p>
              </table:table-cell>
              <table:table-cell office:value-type="float" office:value="-1.19028967382027">
                <text:p>-1.190289673820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3999982">
                <text:p>-2.3999982</text:p>
              </table:table-cell>
              <table:table-cell office:value-type="float" office:value="-1.1760049">
                <text:p>-1.1760049</text:p>
              </table:table-cell>
              <table:table-cell office:value-type="float" office:value="-1.17600494082278">
                <text:p>-1.176004940822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2999983">
                <text:p>-2.2999983</text:p>
              </table:table-cell>
              <table:table-cell office:value-type="float" office:value="-1.1606687">
                <text:p>-1.1606687</text:p>
              </table:table-cell>
              <table:table-cell office:value-type="float" office:value="-1.16066871598297">
                <text:p>-1.160668715982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1999984">
                <text:p>-2.1999984</text:p>
              </table:table-cell>
              <table:table-cell office:value-type="float" office:value="-1.1441686">
                <text:p>-1.1441686</text:p>
              </table:table-cell>
              <table:table-cell office:value-type="float" office:value="-1.14416855969525">
                <text:p>-1.144168559695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0999985">
                <text:p>-2.0999985</text:p>
              </table:table-cell>
              <table:table-cell office:value-type="float" office:value="-1.1263769">
                <text:p>-1.1263769</text:p>
              </table:table-cell>
              <table:table-cell office:value-type="float" office:value="-1.12637683962931">
                <text:p>-1.126376839629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9999985">
                <text:p>-1.9999985</text:p>
              </table:table-cell>
              <table:table-cell office:value-type="float" office:value="-1.1071484">
                <text:p>-1.1071484</text:p>
              </table:table-cell>
              <table:table-cell office:value-type="float" office:value="-1.10714841779391">
                <text:p>-1.107148417793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8999984">
                <text:p>-1.8999984</text:p>
              </table:table-cell>
              <table:table-cell office:value-type="float" office:value="-1.0863181">
                <text:p>-1.0863181</text:p>
              </table:table-cell>
              <table:table-cell office:value-type="float" office:value="-1.08631805068606">
                <text:p>-1.086318050686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7999984">
                <text:p>-1.7999984</text:p>
              </table:table-cell>
              <table:table-cell office:value-type="float" office:value="-1.0636976">
                <text:p>-1.0636976</text:p>
              </table:table-cell>
              <table:table-cell office:value-type="float" office:value="-1.06369744504381">
                <text:p>-1.063697445043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6999984">
                <text:p>-1.6999984</text:p>
              </table:table-cell>
              <table:table-cell office:value-type="float" office:value="-1.0390718">
                <text:p>-1.0390718</text:p>
              </table:table-cell>
              <table:table-cell office:value-type="float" office:value="-1.03907184822475">
                <text:p>-1.039071848224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5999984">
                <text:p>-1.5999984</text:p>
              </table:table-cell>
              <table:table-cell office:value-type="float" office:value="-1.0121965">
                <text:p>-1.0121965</text:p>
              </table:table-cell>
              <table:table-cell office:value-type="float" office:value="-1.01219656201281">
                <text:p>-1.012196562012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4999983">
                <text:p>-1.4999983</text:p>
              </table:table-cell>
              <table:table-cell office:value-type="float" office:value="-0.98279315">
                <text:p>-0.98279315</text:p>
              </table:table-cell>
              <table:table-cell office:value-type="float" office:value="-0.982793200169995">
                <text:p>-0.982793200169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3999983">
                <text:p>-1.3999983</text:p>
              </table:table-cell>
              <table:table-cell office:value-type="float" office:value="-0.9505464">
                <text:p>-0.9505464</text:p>
              </table:table-cell>
              <table:table-cell office:value-type="float" office:value="-0.950546266487289">
                <text:p>-0.9505462664872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999983">
                <text:p>-1.2999983</text:p>
              </table:table-cell>
              <table:table-cell office:value-type="float" office:value="-0.9151001">
                <text:p>-0.9151001</text:p>
              </table:table-cell>
              <table:table-cell office:value-type="float" office:value="-0.915100068582581">
                <text:p>-0.9151000685825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1999983">
                <text:p>-1.1999983</text:p>
              </table:table-cell>
              <table:table-cell office:value-type="float" office:value="-0.87605745">
                <text:p>-0.87605745</text:p>
              </table:table-cell>
              <table:table-cell office:value-type="float" office:value="-0.876057353876299">
                <text:p>-0.8760573538762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0999982">
                <text:p>-1.0999982</text:p>
              </table:table-cell>
              <table:table-cell office:value-type="float" office:value="-0.83298045">
                <text:p>-0.83298045</text:p>
              </table:table-cell>
              <table:table-cell office:value-type="float" office:value="-0.832980452194064">
                <text:p>-0.8329804521940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999982">
                <text:p>-0.9999982</text:p>
              </table:table-cell>
              <table:table-cell office:value-type="float" office:value="-0.7851481">
                <text:p>-0.7851481</text:p>
              </table:table-cell>
              <table:table-cell office:value-type="float" office:value="-0.785397263396638">
                <text:p>-0.7853972633966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999982">
                <text:p>-0.8999982</text:p>
              </table:table-cell>
              <table:table-cell office:value-type="float" office:value="-0.73281413">
                <text:p>-0.73281413</text:p>
              </table:table-cell>
              <table:table-cell office:value-type="float" office:value="-0.732814107310478">
                <text:p>-0.7328141073104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79999816">
                <text:p>-0.79999816</text:p>
              </table:table-cell>
              <table:table-cell office:value-type="float" office:value="-0.6747398">
                <text:p>-0.6747398</text:p>
              </table:table-cell>
              <table:table-cell office:value-type="float" office:value="-0.674739820271326">
                <text:p>-0.6747398202713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69999814">
                <text:p>-0.69999814</text:p>
              </table:table-cell>
              <table:table-cell office:value-type="float" office:value="-0.61072475">
                <text:p>-0.61072475</text:p>
              </table:table-cell>
              <table:table-cell office:value-type="float" office:value="-0.61072471606597">
                <text:p>-0.610724716065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5999981">
                <text:p>-0.5999981</text:p>
              </table:table-cell>
              <table:table-cell office:value-type="float" office:value="-0.5404181">
                <text:p>-0.5404181</text:p>
              </table:table-cell>
              <table:table-cell office:value-type="float" office:value="-0.54041810321059">
                <text:p>-0.540418103210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9999812">
                <text:p>-0.49999812</text:p>
              </table:table-cell>
              <table:table-cell office:value-type="float" office:value="-0.46364614">
                <text:p>-0.46364614</text:p>
              </table:table-cell>
              <table:table-cell office:value-type="float" office:value="-0.463646104999675">
                <text:p>-0.4636461049996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9999813">
                <text:p>-0.39999813</text:p>
              </table:table-cell>
              <table:table-cell office:value-type="float" office:value="-0.38050476">
                <text:p>-0.38050476</text:p>
              </table:table-cell>
              <table:table-cell office:value-type="float" office:value="-0.38050476504236">
                <text:p>-0.380504765042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9999813">
                <text:p>-0.29999813</text:p>
              </table:table-cell>
              <table:table-cell office:value-type="float" office:value="-0.2914551">
                <text:p>-0.2914551</text:p>
              </table:table-cell>
              <table:table-cell office:value-type="float" office:value="-0.291455078880654">
                <text:p>-0.2914550788806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9999814">
                <text:p>-0.19999814</text:p>
              </table:table-cell>
              <table:table-cell office:value-type="float" office:value="-0.19739377">
                <text:p>-0.19739377</text:p>
              </table:table-cell>
              <table:table-cell office:value-type="float" office:value="-0.197393771387703">
                <text:p>-0.1973937713877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999814">
                <text:p>-0.09999814</text:p>
              </table:table-cell>
              <table:table-cell office:value-type="float" office:value="-0.099666804">
                <text:p>-0.099666804</text:p>
              </table:table-cell>
              <table:table-cell office:value-type="float" office:value="-0.0996668109066645">
                <text:p>-0.09966681090666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18626451">
                <text:p>0.0000018626451</text:p>
              </table:table-cell>
              <table:table-cell office:value-type="float" office:value="0.0000018626451">
                <text:p>0.0000018626451</text:p>
              </table:table-cell>
              <table:table-cell office:value-type="float" office:value="0.00000186264509999785">
                <text:p>0.000001862645099997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0001864">
                <text:p>0.100001864</text:p>
              </table:table-cell>
              <table:table-cell office:value-type="float" office:value="0.09967049">
                <text:p>0.09967049</text:p>
              </table:table-cell>
              <table:table-cell office:value-type="float" office:value="0.0996704980353759">
                <text:p>0.09967049803537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0000187">
                <text:p>0.20000187</text:p>
              </table:table-cell>
              <table:table-cell office:value-type="float" office:value="0.19739735">
                <text:p>0.19739735</text:p>
              </table:table-cell>
              <table:table-cell office:value-type="float" office:value="0.197397357926157">
                <text:p>0.1973973579261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0000186">
                <text:p>0.30000186</text:p>
              </table:table-cell>
              <table:table-cell office:value-type="float" office:value="0.2914585">
                <text:p>0.2914585</text:p>
              </table:table-cell>
              <table:table-cell office:value-type="float" office:value="0.291458500899012">
                <text:p>0.2914585008990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0000185">
                <text:p>0.40000185</text:p>
              </table:table-cell>
              <table:table-cell office:value-type="float" office:value="0.38050795">
                <text:p>0.38050795</text:p>
              </table:table-cell>
              <table:table-cell office:value-type="float" office:value="0.380507971938934">
                <text:p>0.3805079719389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0000185">
                <text:p>0.50000185</text:p>
              </table:table-cell>
              <table:table-cell office:value-type="float" office:value="0.4636491">
                <text:p>0.4636491</text:p>
              </table:table-cell>
              <table:table-cell office:value-type="float" office:value="0.463649088999711">
                <text:p>0.463649088999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000019">
                <text:p>0.6000019</text:p>
              </table:table-cell>
              <table:table-cell office:value-type="float" office:value="0.54042083">
                <text:p>0.54042083</text:p>
              </table:table-cell>
              <table:table-cell office:value-type="float" office:value="0.540420897328237">
                <text:p>0.5404208973282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000019">
                <text:p>0.7000019</text:p>
              </table:table-cell>
              <table:table-cell office:value-type="float" office:value="0.6107272">
                <text:p>0.6107272</text:p>
              </table:table-cell>
              <table:table-cell office:value-type="float" office:value="0.610727239555856">
                <text:p>0.6107272395558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000019">
                <text:p>0.8000019</text:p>
              </table:table-cell>
              <table:table-cell office:value-type="float" office:value="0.67474216">
                <text:p>0.67474216</text:p>
              </table:table-cell>
              <table:table-cell office:value-type="float" office:value="0.674742100759064">
                <text:p>0.6747421007590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0000194">
                <text:p>0.90000194</text:p>
              </table:table-cell>
              <table:table-cell office:value-type="float" office:value="0.732816">
                <text:p>0.732816</text:p>
              </table:table-cell>
              <table:table-cell office:value-type="float" office:value="0.732816173608677">
                <text:p>0.7328161736086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000019">
                <text:p>1.0000019</text:p>
              </table:table-cell>
              <table:table-cell office:value-type="float" office:value="0.7856482">
                <text:p>0.7856482</text:p>
              </table:table-cell>
              <table:table-cell office:value-type="float" office:value="0.785399113396546">
                <text:p>0.7853991133965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000019">
                <text:p>1.1000019</text:p>
              </table:table-cell>
              <table:table-cell office:value-type="float" office:value="0.8329822">
                <text:p>0.8329822</text:p>
              </table:table-cell>
              <table:table-cell office:value-type="float" office:value="0.832982126402125">
                <text:p>0.832982126402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00002">
                <text:p>1.200002</text:p>
              </table:table-cell>
              <table:table-cell office:value-type="float" office:value="0.87605894">
                <text:p>0.87605894</text:p>
              </table:table-cell>
              <table:table-cell office:value-type="float" office:value="0.876058870269518">
                <text:p>0.8760588702695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00002">
                <text:p>1.300002</text:p>
              </table:table-cell>
              <table:table-cell office:value-type="float" office:value="0.9151015">
                <text:p>0.9151015</text:p>
              </table:table-cell>
              <table:table-cell office:value-type="float" office:value="0.915101444047066">
                <text:p>0.9151014440470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00002">
                <text:p>1.400002</text:p>
              </table:table-cell>
              <table:table-cell office:value-type="float" office:value="0.95054764">
                <text:p>0.95054764</text:p>
              </table:table-cell>
              <table:table-cell office:value-type="float" office:value="0.950547516487112">
                <text:p>0.9505475164871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00002">
                <text:p>1.500002</text:p>
              </table:table-cell>
              <table:table-cell office:value-type="float" office:value="0.9827943">
                <text:p>0.9827943</text:p>
              </table:table-cell>
              <table:table-cell office:value-type="float" office:value="0.982794338631376">
                <text:p>0.9827943386313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600002">
                <text:p>1.600002</text:p>
              </table:table-cell>
              <table:table-cell office:value-type="float" office:value="1.0121977">
                <text:p>1.0121977</text:p>
              </table:table-cell>
              <table:table-cell office:value-type="float" office:value="1.01219757324858">
                <text:p>1.012197573248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000021">
                <text:p>1.7000021</text:p>
              </table:table-cell>
              <table:table-cell office:value-type="float" office:value="1.0390728">
                <text:p>1.0390728</text:p>
              </table:table-cell>
              <table:table-cell office:value-type="float" office:value="1.03907279938135">
                <text:p>1.039072799381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000021">
                <text:p>1.8000021</text:p>
              </table:table-cell>
              <table:table-cell office:value-type="float" office:value="1.0636983">
                <text:p>1.0636983</text:p>
              </table:table-cell>
              <table:table-cell office:value-type="float" office:value="1.06369831768514">
                <text:p>1.063698317685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000021">
                <text:p>1.9000021</text:p>
              </table:table-cell>
              <table:table-cell office:value-type="float" office:value="1.086319">
                <text:p>1.086319</text:p>
              </table:table-cell>
              <table:table-cell office:value-type="float" office:value="1.08631885328893">
                <text:p>1.086318853288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0000021">
                <text:p>2.0000021</text:p>
              </table:table-cell>
              <table:table-cell office:value-type="float" office:value="1.1071491">
                <text:p>1.1071491</text:p>
              </table:table-cell>
              <table:table-cell office:value-type="float" office:value="1.10714913779374">
                <text:p>1.107149137793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00002">
                <text:p>2.100002</text:p>
              </table:table-cell>
              <table:table-cell office:value-type="float" office:value="1.1263776">
                <text:p>1.1263776</text:p>
              </table:table-cell>
              <table:table-cell office:value-type="float" office:value="1.12637748657928">
                <text:p>1.126377486579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00002">
                <text:p>2.200002</text:p>
              </table:table-cell>
              <table:table-cell office:value-type="float" office:value="1.1441692">
                <text:p>1.1441692</text:p>
              </table:table-cell>
              <table:table-cell office:value-type="float" office:value="1.14416917613352">
                <text:p>1.144169176133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3000019">
                <text:p>2.3000019</text:p>
              </table:table-cell>
              <table:table-cell office:value-type="float" office:value="1.1606693">
                <text:p>1.1606693</text:p>
              </table:table-cell>
              <table:table-cell office:value-type="float" office:value="1.16066928831997">
                <text:p>1.160669288319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000018">
                <text:p>2.4000018</text:p>
              </table:table-cell>
              <table:table-cell office:value-type="float" office:value="1.1760055">
                <text:p>1.1760055</text:p>
              </table:table-cell>
              <table:table-cell office:value-type="float" office:value="1.17600547336715">
                <text:p>1.176005473367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000017">
                <text:p>2.5000017</text:p>
              </table:table-cell>
              <table:table-cell office:value-type="float" office:value="1.1902902">
                <text:p>1.1902902</text:p>
              </table:table-cell>
              <table:table-cell office:value-type="float" office:value="1.19029018416515">
                <text:p>1.190290184165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6000016">
                <text:p>2.6000016</text:p>
              </table:table-cell>
              <table:table-cell office:value-type="float" office:value="1.2036227">
                <text:p>1.2036227</text:p>
              </table:table-cell>
              <table:table-cell office:value-type="float" office:value="1.20362269916213">
                <text:p>1.203622699162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7000015">
                <text:p>2.7000015</text:p>
              </table:table-cell>
              <table:table-cell office:value-type="float" office:value="1.2160909">
                <text:p>1.2160909</text:p>
              </table:table-cell>
              <table:table-cell office:value-type="float" office:value="1.21609085572476">
                <text:p>1.216090855724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8000014">
                <text:p>2.8000014</text:p>
              </table:table-cell>
              <table:table-cell office:value-type="float" office:value="1.2277726">
                <text:p>1.2277726</text:p>
              </table:table-cell>
              <table:table-cell office:value-type="float" office:value="1.22777254474516">
                <text:p>1.227772544745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9000013">
                <text:p>2.9000013</text:p>
              </table:table-cell>
              <table:table-cell office:value-type="float" office:value="1.238737">
                <text:p>1.238737</text:p>
              </table:table-cell>
              <table:table-cell office:value-type="float" office:value="1.23873699740286">
                <text:p>1.238736997402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0000012">
                <text:p>3.0000012</text:p>
              </table:table-cell>
              <table:table-cell office:value-type="float" office:value="1.249046">
                <text:p>1.249046</text:p>
              </table:table-cell>
              <table:table-cell office:value-type="float" office:value="1.24904589239821">
                <text:p>1.249045892398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100001">
                <text:p>3.100001</text:p>
              </table:table-cell>
              <table:table-cell office:value-type="float" office:value="1.2587544">
                <text:p>1.2587544</text:p>
              </table:table-cell>
              <table:table-cell office:value-type="float" office:value="1.25875429948304">
                <text:p>1.258754299483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200001">
                <text:p>3.200001</text:p>
              </table:table-cell>
              <table:table-cell office:value-type="float" office:value="1.2679116">
                <text:p>1.2679116</text:p>
              </table:table-cell>
              <table:table-cell office:value-type="float" office:value="1.26791154738787">
                <text:p>1.267911547387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00001">
                <text:p>3.300001</text:p>
              </table:table-cell>
              <table:table-cell office:value-type="float" office:value="1.276562">
                <text:p>1.276562</text:p>
              </table:table-cell>
              <table:table-cell office:value-type="float" office:value="1.27656184578797">
                <text:p>1.276561845787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000008">
                <text:p>3.4000008</text:p>
              </table:table-cell>
              <table:table-cell office:value-type="float" office:value="1.284745">
                <text:p>1.284745</text:p>
              </table:table-cell>
              <table:table-cell office:value-type="float" office:value="1.28474494877183">
                <text:p>1.284744948771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5000007">
                <text:p>3.5000007</text:p>
              </table:table-cell>
              <table:table-cell office:value-type="float" office:value="1.2924968">
                <text:p>1.2924968</text:p>
              </table:table-cell>
              <table:table-cell office:value-type="float" office:value="1.29249672061996">
                <text:p>1.292496720619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6000006">
                <text:p>3.6000006</text:p>
              </table:table-cell>
              <table:table-cell office:value-type="float" office:value="1.2998495">
                <text:p>1.2998495</text:p>
              </table:table-cell>
              <table:table-cell office:value-type="float" office:value="1.29984951943641">
                <text:p>1.299849519436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7000005">
                <text:p>3.7000005</text:p>
              </table:table-cell>
              <table:table-cell office:value-type="float" office:value="1.3068327">
                <text:p>1.3068327</text:p>
              </table:table-cell>
              <table:table-cell office:value-type="float" office:value="1.30683263720595">
                <text:p>1.306832637205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8000004">
                <text:p>3.8000004</text:p>
              </table:table-cell>
              <table:table-cell office:value-type="float" office:value="1.3134726">
                <text:p>1.3134726</text:p>
              </table:table-cell>
              <table:table-cell office:value-type="float" office:value="1.31347263773054">
                <text:p>1.313472637730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9000003">
                <text:p>3.9000003</text:p>
              </table:table-cell>
              <table:table-cell office:value-type="float" office:value="1.3197937">
                <text:p>1.3197937</text:p>
              </table:table-cell>
              <table:table-cell office:value-type="float" office:value="1.31979365865896">
                <text:p>1.319793658658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0000005">
                <text:p>4.0000005</text:p>
              </table:table-cell>
              <table:table-cell office:value-type="float" office:value="1.3258177">
                <text:p>1.3258177</text:p>
              </table:table-cell>
              <table:table-cell office:value-type="float" office:value="1.32581769307979">
                <text:p>1.325817693079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1000004">
                <text:p>4.1000004</text:p>
              </table:table-cell>
              <table:table-cell office:value-type="float" office:value="1.3315648">
                <text:p>1.3315648</text:p>
              </table:table-cell>
              <table:table-cell office:value-type="float" office:value="1.33156474929053">
                <text:p>1.331564749290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2000003">
                <text:p>4.2000003</text:p>
              </table:table-cell>
              <table:table-cell office:value-type="float" office:value="1.3370532">
                <text:p>1.3370532</text:p>
              </table:table-cell>
              <table:table-cell office:value-type="float" office:value="1.33705316202041">
                <text:p>1.337053162020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3">
                <text:p>4.3</text:p>
              </table:table-cell>
              <table:table-cell office:value-type="float" office:value="1.3422997">
                <text:p>1.3422997</text:p>
              </table:table-cell>
              <table:table-cell office:value-type="float" office:value="1.34229968750303">
                <text:p>1.342299687503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">
                <text:p>4.4</text:p>
              </table:table-cell>
              <table:table-cell office:value-type="float" office:value="1.3473198">
                <text:p>1.3473198</text:p>
              </table:table-cell>
              <table:table-cell office:value-type="float" office:value="1.34731972565426">
                <text:p>1.347319725654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5">
                <text:p>4.5</text:p>
              </table:table-cell>
              <table:table-cell office:value-type="float" office:value="1.3521274">
                <text:p>1.3521274</text:p>
              </table:table-cell>
              <table:table-cell office:value-type="float" office:value="1.35212738092095">
                <text:p>1.352127380920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">
                <text:p>4.6</text:p>
              </table:table-cell>
              <table:table-cell office:value-type="float" office:value="1.3567357">
                <text:p>1.3567357</text:p>
              </table:table-cell>
              <table:table-cell office:value-type="float" office:value="1.35673564323108">
                <text:p>1.356735643231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7">
                <text:p>4.7</text:p>
              </table:table-cell>
              <table:table-cell office:value-type="float" office:value="1.3611565">
                <text:p>1.3611565</text:p>
              </table:table-cell>
              <table:table-cell office:value-type="float" office:value="1.36115648092068">
                <text:p>1.361156480920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7999997">
                <text:p>4.7999997</text:p>
              </table:table-cell>
              <table:table-cell office:value-type="float" office:value="1.365401">
                <text:p>1.365401</text:p>
              </table:table-cell>
              <table:table-cell office:value-type="float" office:value="1.36540092512593">
                <text:p>1.365400925125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999996">
                <text:p>4.8999996</text:p>
              </table:table-cell>
              <table:table-cell office:value-type="float" office:value="1.3694792">
                <text:p>1.3694792</text:p>
              </table:table-cell>
              <table:table-cell office:value-type="float" office:value="1.36947920242665">
                <text:p>1.369479202426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999995">
                <text:p>4.9999995</text:p>
              </table:table-cell>
              <table:table-cell office:value-type="float" office:value="1.3734008">
                <text:p>1.3734008</text:p>
              </table:table-cell>
              <table:table-cell office:value-type="float" office:value="1.37340074771424">
                <text:p>1.373400747714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999994">
                <text:p>5.0999994</text:p>
              </table:table-cell>
              <table:table-cell office:value-type="float" office:value="1.3771744">
                <text:p>1.3771744</text:p>
              </table:table-cell>
              <table:table-cell office:value-type="float" office:value="1.37717431172495">
                <text:p>1.377174311724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999993">
                <text:p>5.1999993</text:p>
              </table:table-cell>
              <table:table-cell office:value-type="float" office:value="1.3808081">
                <text:p>1.3808081</text:p>
              </table:table-cell>
              <table:table-cell office:value-type="float" office:value="1.38080801391184">
                <text:p>1.380808013911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299999">
                <text:p>5.299999</text:p>
              </table:table-cell>
              <table:table-cell office:value-type="float" office:value="1.3843094">
                <text:p>1.3843094</text:p>
              </table:table-cell>
              <table:table-cell office:value-type="float" office:value="1.3843093907516">
                <text:p>1.38430939075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399999">
                <text:p>5.399999</text:p>
              </table:table-cell>
              <table:table-cell office:value-type="float" office:value="1.3876855">
                <text:p>1.3876855</text:p>
              </table:table-cell>
              <table:table-cell office:value-type="float" office:value="1.38768547637591">
                <text:p>1.387685476375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499999">
                <text:p>5.499999</text:p>
              </table:table-cell>
              <table:table-cell office:value-type="float" office:value="1.3909428">
                <text:p>1.3909428</text:p>
              </table:table-cell>
              <table:table-cell office:value-type="float" office:value="1.39094279500241">
                <text:p>1.390942795002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99999">
                <text:p>5.599999</text:p>
              </table:table-cell>
              <table:table-cell office:value-type="float" office:value="1.3940876">
                <text:p>1.3940876</text:p>
              </table:table-cell>
              <table:table-cell office:value-type="float" office:value="1.39408743982251">
                <text:p>1.394087439822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699999">
                <text:p>5.699999</text:p>
              </table:table-cell>
              <table:table-cell office:value-type="float" office:value="1.3971251">
                <text:p>1.3971251</text:p>
              </table:table-cell>
              <table:table-cell office:value-type="float" office:value="1.39712509859366">
                <text:p>1.397125098593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7999988">
                <text:p>5.7999988</text:p>
              </table:table-cell>
              <table:table-cell office:value-type="float" office:value="1.4000611">
                <text:p>1.4000611</text:p>
              </table:table-cell>
              <table:table-cell office:value-type="float" office:value="1.40006108067757">
                <text:p>1.400061080677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8999987">
                <text:p>5.8999987</text:p>
              </table:table-cell>
              <table:table-cell office:value-type="float" office:value="1.4029005">
                <text:p>1.4029005</text:p>
              </table:table-cell>
              <table:table-cell office:value-type="float" office:value="1.40290036724181">
                <text:p>1.402900367241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9999986">
                <text:p>5.9999986</text:p>
              </table:table-cell>
              <table:table-cell office:value-type="float" office:value="1.4056476">
                <text:p>1.4056476</text:p>
              </table:table-cell>
              <table:table-cell office:value-type="float" office:value="1.40564761154242">
                <text:p>1.405647611542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0999985">
                <text:p>6.0999985</text:p>
              </table:table-cell>
              <table:table-cell office:value-type="float" office:value="1.4083072">
                <text:p>1.4083072</text:p>
              </table:table-cell>
              <table:table-cell office:value-type="float" office:value="1.40830717832094">
                <text:p>1.408307178320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1999984">
                <text:p>6.1999984</text:p>
              </table:table-cell>
              <table:table-cell office:value-type="float" office:value="1.4108832">
                <text:p>1.4108832</text:p>
              </table:table-cell>
              <table:table-cell office:value-type="float" office:value="1.41088316306872">
                <text:p>1.410883163068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2999983">
                <text:p>6.2999983</text:p>
              </table:table-cell>
              <table:table-cell office:value-type="float" office:value="1.4133794">
                <text:p>1.4133794</text:p>
              </table:table-cell>
              <table:table-cell office:value-type="float" office:value="1.41337941228899">
                <text:p>1.413379412288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99998">
                <text:p>6.399998</text:p>
              </table:table-cell>
              <table:table-cell office:value-type="float" office:value="1.4157996">
                <text:p>1.4157996</text:p>
              </table:table-cell>
              <table:table-cell office:value-type="float" office:value="1.4157995372065">
                <text:p>1.41579953720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99998">
                <text:p>6.499998</text:p>
              </table:table-cell>
              <table:table-cell office:value-type="float" office:value="1.418147">
                <text:p>1.418147</text:p>
              </table:table-cell>
              <table:table-cell office:value-type="float" office:value="1.41814695215684">
                <text:p>1.418146952156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599998">
                <text:p>6.599998</text:p>
              </table:table-cell>
              <table:table-cell office:value-type="float" office:value="1.4204249">
                <text:p>1.4204249</text:p>
              </table:table-cell>
              <table:table-cell office:value-type="float" office:value="1.42042485390445">
                <text:p>1.420424853904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99998">
                <text:p>6.699998</text:p>
              </table:table-cell>
              <table:table-cell office:value-type="float" office:value="1.4226363">
                <text:p>1.4226363</text:p>
              </table:table-cell>
              <table:table-cell office:value-type="float" office:value="1.42263626248057">
                <text:p>1.422636262480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99998">
                <text:p>6.799998</text:p>
              </table:table-cell>
              <table:table-cell office:value-type="float" office:value="1.4247841">
                <text:p>1.4247841</text:p>
              </table:table-cell>
              <table:table-cell office:value-type="float" office:value="1.42478402674661">
                <text:p>1.424784026746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999977">
                <text:p>6.8999977</text:p>
              </table:table-cell>
              <table:table-cell office:value-type="float" office:value="1.4268708">
                <text:p>1.4268708</text:p>
              </table:table-cell>
              <table:table-cell office:value-type="float" office:value="1.4268708300913">
                <text:p>1.42687083009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9999976">
                <text:p>6.9999976</text:p>
              </table:table-cell>
              <table:table-cell office:value-type="float" office:value="1.4288993">
                <text:p>1.4288993</text:p>
              </table:table-cell>
              <table:table-cell office:value-type="float" office:value="1.42889922419072">
                <text:p>1.428899224190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0999975">
                <text:p>7.0999975</text:p>
              </table:table-cell>
              <table:table-cell office:value-type="float" office:value="1.4308717">
                <text:p>1.4308717</text:p>
              </table:table-cell>
              <table:table-cell office:value-type="float" office:value="1.43087160759209">
                <text:p>1.430871607592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1999974">
                <text:p>7.1999974</text:p>
              </table:table-cell>
              <table:table-cell office:value-type="float" office:value="1.4327903">
                <text:p>1.4327903</text:p>
              </table:table-cell>
              <table:table-cell office:value-type="float" office:value="1.43279025393221">
                <text:p>1.432790253932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2999973">
                <text:p>7.2999973</text:p>
              </table:table-cell>
              <table:table-cell office:value-type="float" office:value="1.4346573">
                <text:p>1.4346573</text:p>
              </table:table-cell>
              <table:table-cell office:value-type="float" office:value="1.43465731620882">
                <text:p>1.434657316208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99997">
                <text:p>7.399997</text:p>
              </table:table-cell>
              <table:table-cell office:value-type="float" office:value="1.4364749">
                <text:p>1.4364749</text:p>
              </table:table-cell>
              <table:table-cell office:value-type="float" office:value="1.4364748310399">
                <text:p>1.43647483103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499997">
                <text:p>7.499997</text:p>
              </table:table-cell>
              <table:table-cell office:value-type="float" office:value="1.4382448">
                <text:p>1.4382448</text:p>
              </table:table-cell>
              <table:table-cell office:value-type="float" office:value="1.43824474209646">
                <text:p>1.438244742096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599997">
                <text:p>7.599997</text:p>
              </table:table-cell>
              <table:table-cell office:value-type="float" office:value="1.439969">
                <text:p>1.439969</text:p>
              </table:table-cell>
              <table:table-cell office:value-type="float" office:value="1.43996887966568">
                <text:p>1.439968879665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699997">
                <text:p>7.699997</text:p>
              </table:table-cell>
              <table:table-cell office:value-type="float" office:value="1.4416491">
                <text:p>1.4416491</text:p>
              </table:table-cell>
              <table:table-cell office:value-type="float" office:value="1.44164898690736">
                <text:p>1.441648986907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799997">
                <text:p>7.799997</text:p>
              </table:table-cell>
              <table:table-cell office:value-type="float" office:value="1.4432868">
                <text:p>1.4432868</text:p>
              </table:table-cell>
              <table:table-cell office:value-type="float" office:value="1.44328672006735">
                <text:p>1.443286720067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8999968">
                <text:p>7.8999968</text:p>
              </table:table-cell>
              <table:table-cell office:value-type="float" office:value="1.4448837">
                <text:p>1.4448837</text:p>
              </table:table-cell>
              <table:table-cell office:value-type="float" office:value="1.44488365064385">
                <text:p>1.444883650643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9999967">
                <text:p>7.9999967</text:p>
              </table:table-cell>
              <table:table-cell office:value-type="float" office:value="1.4464413">
                <text:p>1.4464413</text:p>
              </table:table-cell>
              <table:table-cell office:value-type="float" office:value="1.44644128147888">
                <text:p>1.446441281478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099997">
                <text:p>8.099997</text:p>
              </table:table-cell>
              <table:table-cell office:value-type="float" office:value="1.4479611">
                <text:p>1.4479611</text:p>
              </table:table-cell>
              <table:table-cell office:value-type="float" office:value="1.4479610428787">
                <text:p>1.44796104287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199997">
                <text:p>8.199997</text:p>
              </table:table-cell>
              <table:table-cell office:value-type="float" office:value="1.4494443">
                <text:p>1.4494443</text:p>
              </table:table-cell>
              <table:table-cell office:value-type="float" office:value="1.44944428226163">
                <text:p>1.449444282261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299997">
                <text:p>8.299997</text:p>
              </table:table-cell>
              <table:table-cell office:value-type="float" office:value="1.4508923">
                <text:p>1.4508923</text:p>
              </table:table-cell>
              <table:table-cell office:value-type="float" office:value="1.45089229850526">
                <text:p>1.450892298505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399998">
                <text:p>8.399998</text:p>
              </table:table-cell>
              <table:table-cell office:value-type="float" office:value="1.4523064">
                <text:p>1.4523064</text:p>
              </table:table-cell>
              <table:table-cell office:value-type="float" office:value="1.45230633968818">
                <text:p>1.452306339688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499998">
                <text:p>8.499998</text:p>
              </table:table-cell>
              <table:table-cell office:value-type="float" office:value="1.4536875">
                <text:p>1.4536875</text:p>
              </table:table-cell>
              <table:table-cell office:value-type="float" office:value="1.45368755492427">
                <text:p>1.453687554924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599998">
                <text:p>8.599998</text:p>
              </table:table-cell>
              <table:table-cell office:value-type="float" office:value="1.4550371">
                <text:p>1.4550371</text:p>
              </table:table-cell>
              <table:table-cell office:value-type="float" office:value="1.45503708239318">
                <text:p>1.455037082393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699999">
                <text:p>8.699999</text:p>
              </table:table-cell>
              <table:table-cell office:value-type="float" office:value="1.456356">
                <text:p>1.456356</text:p>
              </table:table-cell>
              <table:table-cell office:value-type="float" office:value="1.45635600848532">
                <text:p>1.456356008485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799999">
                <text:p>8.799999</text:p>
              </table:table-cell>
              <table:table-cell office:value-type="float" office:value="1.4576454">
                <text:p>1.4576454</text:p>
              </table:table-cell>
              <table:table-cell office:value-type="float" office:value="1.45764533245581">
                <text:p>1.457645332455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9">
                <text:p>8.9</text:p>
              </table:table-cell>
              <table:table-cell office:value-type="float" office:value="1.458906">
                <text:p>1.458906</text:p>
              </table:table-cell>
              <table:table-cell office:value-type="float" office:value="1.45890606062322">
                <text:p>1.458906060623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1.4601392">
                <text:p>1.4601392</text:p>
              </table:table-cell>
              <table:table-cell office:value-type="float" office:value="1.460139105621">
                <text:p>1.4601391056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1">
                <text:p>9.1</text:p>
              </table:table-cell>
              <table:table-cell office:value-type="float" office:value="1.4613454">
                <text:p>1.4613454</text:p>
              </table:table-cell>
              <table:table-cell office:value-type="float" office:value="1.46134537765353">
                <text:p>1.461345377653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200001">
                <text:p>9.200001</text:p>
              </table:table-cell>
              <table:table-cell office:value-type="float" office:value="1.4625258">
                <text:p>1.4625258</text:p>
              </table:table-cell>
              <table:table-cell office:value-type="float" office:value="1.46252574761123">
                <text:p>1.462525747611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300001">
                <text:p>9.300001</text:p>
              </table:table-cell>
              <table:table-cell office:value-type="float" office:value="1.4636811">
                <text:p>1.4636811</text:p>
              </table:table-cell>
              <table:table-cell office:value-type="float" office:value="1.46368101487254">
                <text:p>1.463681014872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400002">
                <text:p>9.400002</text:p>
              </table:table-cell>
              <table:table-cell office:value-type="float" office:value="1.464812">
                <text:p>1.464812</text:p>
              </table:table-cell>
              <table:table-cell office:value-type="float" office:value="1.46481199118667">
                <text:p>1.46481199118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500002">
                <text:p>9.500002</text:p>
              </table:table-cell>
              <table:table-cell office:value-type="float" office:value="1.4659195">
                <text:p>1.4659195</text:p>
              </table:table-cell>
              <table:table-cell office:value-type="float" office:value="1.46591940998247">
                <text:p>1.465919409982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600002">
                <text:p>9.600002</text:p>
              </table:table-cell>
              <table:table-cell office:value-type="float" office:value="1.4670041">
                <text:p>1.4670041</text:p>
              </table:table-cell>
              <table:table-cell office:value-type="float" office:value="1.46700400780629">
                <text:p>1.467004007806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700003">
                <text:p>9.700003</text:p>
              </table:table-cell>
              <table:table-cell office:value-type="float" office:value="1.4680666">
                <text:p>1.4680666</text:p>
              </table:table-cell>
              <table:table-cell office:value-type="float" office:value="1.46806649092528">
                <text:p>1.468066490925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800003">
                <text:p>9.800003</text:p>
              </table:table-cell>
              <table:table-cell office:value-type="float" office:value="1.4691075">
                <text:p>1.4691075</text:p>
              </table:table-cell>
              <table:table-cell office:value-type="float" office:value="1.4691075059469">
                <text:p>1.46910750594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00003">
                <text:p>9.900003</text:p>
              </table:table-cell>
              <table:table-cell office:value-type="float" office:value="1.4701277">
                <text:p>1.4701277</text:p>
              </table:table-cell>
              <table:table-cell office:value-type="float" office:value="1.47012770493703">
                <text:p>1.47012770493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